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A300000165BB92811497BA027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2">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2">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0" style:family="graphic" style:parent-style-name="standard" style:list-style-name="L2">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2">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2">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84"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85"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2">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2">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4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49"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2">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2">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12"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13"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graphic-properties draw:stroke="none" svg:stroke-color="#000000" draw:fill="none" draw:fill-color="#ffffff" draw:auto-grow-height="true" draw:auto-grow-width="false" fo:max-height="0cm" fo:min-height="0.767cm"/>
    </style:style>
    <style:style style:name="gr258" style:family="graphic" style:parent-style-name="standard">
      <style:graphic-properties draw:stroke="none" svg:stroke-color="#000000" draw:fill="none" draw:fill-color="#ffffff" draw:auto-grow-height="true" draw:auto-grow-width="false" fo:max-height="0cm" fo:min-height="0.916cm"/>
    </style:style>
    <style:style style:name="gr259" style:family="graphic" style:parent-style-name="standard">
      <style:graphic-properties draw:stroke="none" svg:stroke-color="#000000" draw:fill="none" draw:fill-color="#ffffff" draw:auto-grow-height="true" draw:auto-grow-width="false" fo:max-height="0cm" fo:min-height="1.666cm"/>
    </style:style>
    <style:style style:name="gr260"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graphic-properties svg:stroke-width="0.053cm" draw:marker-start-width="0.279cm" draw:marker-end-width="0.279cm" draw:textarea-vertical-align="middle" fo:padding-top="0.151cm" fo:padding-bottom="0.151cm" fo:padding-left="0.276cm" fo:padding-right="0.276cm"/>
    </style:style>
    <style:style style:name="gr287" style:family="graphic" style:parent-style-name="standard">
      <style:graphic-properties svg:stroke-width="0.053cm" svg:stroke-color="#808080" draw:marker-start-width="0.279cm" draw:marker-end-width="0.279cm" draw:textarea-vertical-align="middle" fo:padding-top="0.151cm" fo:padding-bottom="0.151cm" fo:padding-left="0.276cm" fo:padding-right="0.276cm"/>
    </style:style>
    <style:style style:name="gr288" style:family="graphic" style:parent-style-name="standard">
      <style:graphic-properties draw:stroke="dash" draw:stroke-dash="Fine_20_Dashed" svg:stroke-width="0.081cm" svg:stroke-color="#808080" draw:marker-start-width="0.321cm" draw:marker-end-width="0.321cm" draw:fill="none" draw:textarea-horizontal-align="justify" draw:textarea-vertical-align="bottom" draw:auto-grow-height="false" fo:min-height="12.492cm" fo:min-width="11.759cm" fo:padding-top="0.165cm" fo:padding-bottom="0.165cm" fo:padding-left="0.29cm" fo:padding-right="0.29cm"/>
    </style:style>
    <style:style style:name="gr289" style:family="graphic" style:parent-style-name="standard">
      <style:graphic-properties draw:stroke="none" draw:fill="none" fo:min-height="0.713cm"/>
    </style:style>
    <style:style style:name="gr290" style:family="graphic" style:parent-style-name="standard">
      <style:graphic-properties draw:stroke="dash" draw:stroke-dash="Fine_20_Dashed" svg:stroke-width="0.081cm" svg:stroke-color="#808080" draw:marker-start-width="0.321cm" draw:marker-end-width="0.321cm" draw:fill="none" draw:textarea-horizontal-align="justify" draw:textarea-vertical-align="bottom" draw:auto-grow-height="false" fo:min-height="14.191cm" fo:min-width="17.966cm" fo:padding-top="0.165cm" fo:padding-bottom="0.165cm" fo:padding-left="0.29cm" fo:padding-right="0.29cm"/>
    </style:style>
    <style:style style:name="gr291"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Object_20_with_20_no_20_fill_20_and_20_no_20_line">
      <style:graphic-properties draw:opacity="49%" draw:textarea-vertical-align="middle" draw:color-mode="standard" draw:luminance="0%" draw:contrast="0%" draw:gamma="100%" draw:red="0%" draw:green="0%" draw:blue="0%" fo:clip="rect(0cm, 0cm, 0cm, 0cm)" draw:image-opacity="100%" style:mirror="none"/>
    </style:style>
    <style:style style:name="gr318" style:family="graphic" style:parent-style-name="standard">
      <style:graphic-properties draw:stroke="dash" draw:stroke-dash="Fine_20_Dashed" svg:stroke-color="#808080" draw:textarea-vertical-align="middle"/>
    </style:style>
    <style:style style:name="gr319" style:family="graphic" style:parent-style-name="standard">
      <style:graphic-properties draw:stroke="dash" draw:stroke-dash="Fine_20_Dashed" svg:stroke-width="0.081cm" svg:stroke-color="#b2b2b2" draw:marker-start-width="0.321cm" draw:marker-end-width="0.321cm" draw:fill="none" draw:textarea-horizontal-align="justify" draw:textarea-vertical-align="bottom" draw:auto-grow-height="false" fo:min-height="10.006cm" fo:min-width="4.61cm" fo:padding-top="0.165cm" fo:padding-bottom="0.165cm" fo:padding-left="0.29cm" fo:padding-right="0.29cm"/>
    </style:style>
    <style:style style:name="gr320" style:family="graphic" style:parent-style-name="standard">
      <style:graphic-properties svg:stroke-color="#808080" draw:fill-color="#dddddd" draw:textarea-horizontal-align="justify" draw:textarea-vertical-align="middle" draw:auto-grow-height="false" fo:min-height="1.236cm" fo:min-width="2.759cm" fo:wrap-option="no-wrap"/>
    </style:style>
    <style:style style:name="gr321" style:family="graphic" style:parent-style-name="standard">
      <style:graphic-properties svg:stroke-color="#ffffff" draw:fill-color="#ffffff" draw:opacity="59%" draw:textarea-horizontal-align="justify" draw:textarea-vertical-align="middle" draw:auto-grow-height="false" fo:min-height="5.203cm" fo:min-width="2.473cm"/>
    </style:style>
    <style:style style:name="gr322" style:family="graphic">
      <style:graphic-properties style:protect="size"/>
    </style:style>
    <style:style style:name="pr1" style:family="presentation" style:parent-style-name="Default-notes">
      <style:graphic-properties draw:fill-color="#ffffff" fo:min-height="13.364cm"/>
    </style:style>
    <style:style style:name="P1" style:family="paragraph">
      <style:paragraph-properties fo:text-align="center"/>
    </style:style>
    <style:style style:name="P2"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style:text-properties style:font-name="DejaVu Sans Condensed"/>
    </style:style>
    <style:style style:name="P14" style:family="paragraph">
      <loext:graphic-properties draw:fill="none" draw:fill-color="#ffffff"/>
      <style:text-properties style:font-name="DejaVu Sans Condensed"/>
    </style:style>
    <style:style style:name="P15" style:family="paragraph">
      <style:text-properties fo:font-weight="bold" style:font-weight-asian="bold" style:font-weight-complex="bold"/>
    </style:style>
    <style:style style:name="P16" style:family="paragraph">
      <loext:graphic-properties draw:fill="none" draw:fill-color="#ffffff"/>
      <style:text-properties fo:font-weight="bold" style:font-weight-asian="bold" style:font-weight-complex="bold"/>
    </style:style>
    <style:style style:name="P17"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style:paragraph-properties fo:text-align="center"/>
      <style:text-properties fo:color="#808080" style:font-name="DejaVu Sans Condensed" fo:font-style="italic" fo:font-weight="bold"/>
    </style:style>
    <style:style style:name="P21" style:family="paragraph">
      <loext:graphic-properties draw:fill="none"/>
      <style:paragraph-properties fo:text-align="center"/>
      <style:text-properties fo:color="#808080" style:font-name="DejaVu Sans Condensed" fo:font-style="italic" fo:font-weight="bold"/>
    </style:style>
    <style:style style:name="P22" style:family="paragraph">
      <style:paragraph-properties fo:text-align="center"/>
      <style:text-properties fo:color="#666666" fo:font-style="italic" style:font-style-asian="italic" style:font-style-complex="italic"/>
    </style:style>
    <style:style style:name="P23" style:family="paragraph">
      <loext:graphic-properties draw:fill="none"/>
      <style:text-properties fo:color="#666666" fo:font-style="italic" style:font-style-asian="italic" style:font-style-complex="italic"/>
    </style:style>
    <style:style style:name="P24" style:family="paragraph">
      <loext:graphic-properties draw:opacity="49%"/>
      <style:paragraph-properties fo:text-align="center"/>
    </style:style>
    <style:style style:name="P25" style:family="paragraph">
      <style:paragraph-properties fo:text-align="center"/>
      <style:text-properties fo:color="#999999" fo:font-style="italic" style:font-style-asian="italic" style:font-style-complex="italic"/>
    </style:style>
    <style:style style:name="P26" style:family="paragraph">
      <loext:graphic-properties draw:fill="none"/>
      <style:text-properties fo:color="#999999" fo:font-style="italic" style:font-style-asian="italic" style:font-style-complex="italic"/>
    </style:style>
    <style:style style:name="P27" style:family="paragraph">
      <loext:graphic-properties draw:fill-color="#dddddd"/>
      <style:paragraph-properties fo:text-align="center"/>
    </style:style>
    <style:style style:name="P28" style:family="paragraph">
      <loext:graphic-properties draw:fill-color="#ffffff" draw:opacity="59%"/>
      <style:paragraph-properties fo:text-align="center"/>
    </style:style>
    <style:style style:name="P29" style:family="paragraph">
      <loext:graphic-properties draw:fill-color="#ffffff"/>
    </style:style>
    <style:style style:name="T1" style:family="text">
      <style:text-properties style:font-name="DejaVu Sans Condense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666666" fo:font-style="italic" style:font-style-asian="italic" style:font-style-complex="italic"/>
    </style:style>
    <style:style style:name="T5" style:family="text">
      <style:text-properties fo:color="#999999"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xml:id="id8" draw:id="id8" draw:layer="layout" svg:width="2.353cm" svg:height="5.155cm" svg:x="15.625cm" svg:y="7.148cm">
          <draw:image xlink:href="Pictures/10000201000000A300000165BB92811497BA027F.png" xlink:type="simple" xlink:show="embed" xlink:actuate="onLoad">
            <text:p text:style-name="P1"/>
          </draw:image>
        </draw:frame>
        <draw:g xml:id="id2" draw:id="id2">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ath draw:style-name="gr2" draw:text-style-name="P2" draw:layer="layout" svg:width="0.601cm" svg:height="0.385cm" svg:x="12.989cm" svg:y="9.974cm" svg:viewBox="0 0 602 386" svg:d="M0 386c151 0 602-128 602-225 0-96-14-161-165-161 0 97-439 97-437 386z">
              <text:p/>
            </draw:path>
            <draw:g>
              <draw:polygon draw:style-name="gr3" draw:text-style-name="P3" draw:layer="layout" svg:width="0.274cm" svg:height="0.321cm" svg:x="12.767cm" svg:y="10.039cm" svg:viewBox="0 0 275 322" draw:points="0,193 55,0 275,128 220,322">
                <text:p/>
              </draw:polygon>
              <draw:polygon draw:style-name="gr4" draw:text-style-name="P4" draw:layer="layout" svg:width="0.603cm" svg:height="0.353cm" svg:x="12.822cm" svg:y="9.814cm" svg:viewBox="0 0 604 354" draw:points="0,225 110,128 275,32 384,0 604,128 494,161 330,258 220,354">
                <text:p/>
              </draw:polygon>
              <draw:path draw:style-name="gr5" draw:text-style-name="P5" draw:layer="layout" svg:width="0.493cm" svg:height="0.417cm" svg:x="12.987cm" svg:y="9.942cm" svg:viewBox="0 0 494 418" svg:d="M494 129c0-193-110-129-219-64-110 64-220 64-275 353 0 0 220-128 494-289z">
                <text:p/>
              </draw:path>
              <draw:path draw:style-name="gr6" draw:text-style-name="P6" draw:layer="layout" svg:width="0.713cm" svg:height="0.546cm" svg:x="12.767cm" svg:y="9.814cm" svg:viewBox="0 0 714 547" svg:d="M439 0c-109 32-109 32-219 97-55 31-165 64-220 321 110 65 110 65 220 129 63-29 384-225 494-289 0-161-110-161-275-258z">
                <text:p/>
              </draw:path>
            </draw:g>
          </draw:g>
          <draw:g>
            <draw:path draw:style-name="gr7" draw:text-style-name="P2" draw:layer="layout" svg:width="0.987cm" svg:height="0.772cm" svg:x="12.493cm" svg:y="8.429cm" svg:viewBox="0 0 988 773" svg:d="M4 773c150 0 984-33 984-322 0-290-287-451-437-451 0 97-602 65-547 773z">
              <text:p/>
            </draw:path>
            <draw:g>
              <draw:polygon draw:style-name="gr8" draw:text-style-name="P3" draw:layer="layout" svg:width="0.548cm" svg:height="0.45cm" svg:x="11.943cm" svg:y="8.752cm" svg:viewBox="0 0 549 451" draw:points="0,128 0,0 549,322 549,451">
                <text:p/>
              </draw:polygon>
              <draw:polygon draw:style-name="gr9" draw:text-style-name="P3" draw:layer="layout" svg:width="0.548cm" svg:height="0.546cm" svg:x="12.383cm" svg:y="8.269cm" svg:viewBox="0 0 549 547" draw:points="0,225 0,0 549,322 549,547">
                <text:p/>
              </draw:polygon>
              <draw:polygon draw:style-name="gr10" draw:text-style-name="P4" draw:layer="layout" svg:width="0.988cm" svg:height="0.578cm" svg:x="11.943cm" svg:y="8.494cm" svg:viewBox="0 0 989 579" draw:points="0,258 439,0 989,322 549,579">
                <text:p/>
              </draw:polygon>
              <draw:polygon draw:style-name="gr11" draw:text-style-name="P5" draw:layer="layout" svg:width="0.548cm" svg:height="0.546cm" svg:x="12.493cm" svg:y="8.655cm" svg:viewBox="0 0 549 547" draw:points="0,547 0,418 439,161 439,0 549,65 549,225">
                <text:p/>
              </draw:polygon>
              <draw:polygon draw:style-name="gr12" draw:text-style-name="P3" draw:layer="layout" svg:width="1.756cm" svg:height="2.445cm" svg:x="11.34cm" svg:y="6.306cm" svg:viewBox="0 0 1757 2446" draw:points="0,1416 0,0 1757,1030 1757,2446">
                <text:p/>
              </draw:polygon>
              <draw:polygon draw:style-name="gr13" draw:text-style-name="P7" draw:layer="layout" svg:width="1.646cm" svg:height="2.252cm" svg:x="11.395cm" svg:y="6.402cm" svg:viewBox="0 0 1647 2253" draw:points="0,1287 0,0 1647,966 1647,2253">
                <text:p/>
              </draw:polygon>
              <draw:polygon draw:style-name="gr14" draw:text-style-name="P4" draw:layer="layout" svg:width="1.866cm" svg:height="1.093cm" svg:x="11.34cm" svg:y="6.241cm" svg:viewBox="0 0 1867 1094" draw:points="1757,1094 0,65 110,0 1867,1030">
                <text:p/>
              </draw:polygon>
              <draw:polygon draw:style-name="gr15" draw:text-style-name="P5" draw:layer="layout" svg:width="0.109cm" svg:height="1.479cm" svg:x="13.097cm" svg:y="7.271cm" svg:viewBox="0 0 110 1480" draw:points="0,1480 0,65 110,0 110,1416">
                <text:p/>
              </draw:polygon>
              <draw:polygon draw:style-name="gr16" draw:text-style-name="P6" draw:layer="layout" svg:width="1.866cm" svg:height="2.96cm" svg:x="11.34cm" svg:y="6.241cm" svg:viewBox="0 0 1867 2961" draw:points="110,0 1867,1030 1867,2446 1757,2511 1702,2478 1702,2639 1153,2961 604,2639 604,2511 1044,2253 1044,2092 0,1480 0,65">
                <text:p/>
              </draw:polygon>
            </draw:g>
          </draw:g>
          <draw:g>
            <draw:path draw:style-name="gr17" draw:text-style-name="P2" draw:layer="layout" svg:width="0.714cm" svg:height="0.385cm" svg:x="12.272cm" svg:y="9.621cm" svg:viewBox="0 0 715 386" svg:d="M4 386c151 0 711-161 711-258 0-96-13-128-165-128 0 97-603 65-546 386z">
              <text:p/>
            </draw:path>
            <draw:g>
              <draw:polygon draw:style-name="gr18" draw:text-style-name="P4" draw:layer="layout" svg:width="2.36cm" svg:height="1.383cm" svg:x="10.516cm" svg:y="8.526cm" svg:viewBox="0 0 2361 1384" draw:points="1757,1384 0,354 604,0 2361,1030">
                <text:p/>
              </draw:polygon>
              <draw:polygon draw:style-name="gr19" draw:text-style-name="P8" draw:layer="layout" svg:width="1.591cm" svg:height="0.932cm" svg:x="10.681cm" svg:y="8.622cm" svg:viewBox="0 0 1592 933" draw:points="0,258 439,0 1592,676 1153,933">
                <text:p/>
              </draw:polygon>
              <draw:polygon draw:style-name="gr20" draw:text-style-name="P8" draw:layer="layout" svg:width="0.768cm" svg:height="0.45cm" svg:x="11.943cm" svg:y="9.363cm" svg:viewBox="0 0 769 451" draw:points="0,258 439,0 769,193 330,451">
                <text:p/>
              </draw:polygon>
              <draw:polygon draw:style-name="gr21" draw:text-style-name="P5" draw:layer="layout" svg:width="0.603cm" svg:height="0.482cm" svg:x="12.273cm" svg:y="9.556cm" svg:viewBox="0 0 604 483" draw:points="0,483 0,354 604,0 604,128">
                <text:p/>
              </draw:polygon>
              <draw:line draw:style-name="gr22" draw:text-style-name="P9" draw:layer="layout" svg:x1="10.791cm" svg:y1="8.816cm" svg:x2="11.944cm" svg:y2="9.492cm">
                <text:p/>
              </draw:line>
              <draw:line draw:style-name="gr23" draw:text-style-name="P9" draw:layer="layout" svg:x1="10.9cm" svg:y1="8.752cm" svg:x2="12.053cm" svg:y2="9.428cm">
                <text:p/>
              </draw:line>
              <draw:line draw:style-name="gr24" draw:text-style-name="P9" draw:layer="layout" svg:x1="11.01cm" svg:y1="8.687cm" svg:x2="12.163cm" svg:y2="9.363cm">
                <text:p/>
              </draw:line>
              <draw:line draw:style-name="gr25" draw:text-style-name="P9" draw:layer="layout" svg:x1="12.053cm" svg:y1="9.299cm" svg:x2="12.163cm" svg:y2="9.234cm">
                <text:p/>
              </draw:line>
              <draw:line draw:style-name="gr26" draw:text-style-name="P9" draw:layer="layout" svg:x1="11.943cm" svg:y1="9.235cm" svg:x2="12.053cm" svg:y2="9.17cm">
                <text:p/>
              </draw:line>
              <draw:line draw:style-name="gr27" draw:text-style-name="P9" draw:layer="layout" svg:x1="11.834cm" svg:y1="9.17cm" svg:x2="11.944cm" svg:y2="9.105cm">
                <text:p/>
              </draw:line>
              <draw:line draw:style-name="gr28" draw:text-style-name="P9" draw:layer="layout" svg:x1="11.888cm" svg:y1="9.331cm" svg:x2="11.998cm" svg:y2="9.266cm">
                <text:p/>
              </draw:line>
              <draw:line draw:style-name="gr29" draw:text-style-name="P9" draw:layer="layout" svg:x1="11.779cm" svg:y1="9.267cm" svg:x2="11.889cm" svg:y2="9.202cm">
                <text:p/>
              </draw:line>
              <draw:line draw:style-name="gr30" draw:text-style-name="P9" draw:layer="layout" svg:x1="11.669cm" svg:y1="9.203cm" svg:x2="11.779cm" svg:y2="9.138cm">
                <text:p/>
              </draw:line>
              <draw:line draw:style-name="gr31" draw:text-style-name="P9" draw:layer="layout" svg:x1="11.724cm" svg:y1="9.106cm" svg:x2="11.834cm" svg:y2="9.041cm">
                <text:p/>
              </draw:line>
              <draw:line draw:style-name="gr32" draw:text-style-name="P9" draw:layer="layout" svg:x1="11.56cm" svg:y1="9.138cm" svg:x2="11.67cm" svg:y2="9.073cm">
                <text:p/>
              </draw:line>
              <draw:line draw:style-name="gr33" draw:text-style-name="P9" draw:layer="layout" svg:x1="11.614cm" svg:y1="9.042cm" svg:x2="11.724cm" svg:y2="8.977cm">
                <text:p/>
              </draw:line>
              <draw:line draw:style-name="gr34" draw:text-style-name="P9" draw:layer="layout" svg:x1="11.505cm" svg:y1="8.977cm" svg:x2="11.615cm" svg:y2="8.912cm">
                <text:p/>
              </draw:line>
              <draw:line draw:style-name="gr35" draw:text-style-name="P9" draw:layer="layout" svg:x1="11.395cm" svg:y1="8.913cm" svg:x2="11.505cm" svg:y2="8.848cm">
                <text:p/>
              </draw:line>
              <draw:line draw:style-name="gr36" draw:text-style-name="P9" draw:layer="layout" svg:x1="11.45cm" svg:y1="9.074cm" svg:x2="11.56cm" svg:y2="9.009cm">
                <text:p/>
              </draw:line>
              <draw:line draw:style-name="gr37" draw:text-style-name="P9" draw:layer="layout" svg:x1="11.34cm" svg:y1="9.01cm" svg:x2="11.45cm" svg:y2="8.945cm">
                <text:p/>
              </draw:line>
              <draw:line draw:style-name="gr38" draw:text-style-name="P9" draw:layer="layout" svg:x1="11.23cm" svg:y1="8.945cm" svg:x2="11.34cm" svg:y2="8.88cm">
                <text:p/>
              </draw:line>
              <draw:line draw:style-name="gr39" draw:text-style-name="P9" draw:layer="layout" svg:x1="11.285cm" svg:y1="8.849cm" svg:x2="11.395cm" svg:y2="8.784cm">
                <text:p/>
              </draw:line>
              <draw:line draw:style-name="gr40" draw:text-style-name="P9" draw:layer="layout" svg:x1="11.12cm" svg:y1="8.881cm" svg:x2="11.23cm" svg:y2="8.816cm">
                <text:p/>
              </draw:line>
              <draw:line draw:style-name="gr41" draw:text-style-name="P9" draw:layer="layout" svg:x1="11.175cm" svg:y1="8.784cm" svg:x2="11.285cm" svg:y2="8.719cm">
                <text:p/>
              </draw:line>
              <draw:line draw:style-name="gr42" draw:text-style-name="P9" draw:layer="layout" svg:x1="11.065cm" svg:y1="8.72cm" svg:x2="11.175cm" svg:y2="8.655cm">
                <text:p/>
              </draw:line>
              <draw:line draw:style-name="gr43" draw:text-style-name="P9" draw:layer="layout" svg:x1="11.01cm" svg:y1="8.817cm" svg:x2="11.12cm" svg:y2="8.752cm">
                <text:p/>
              </draw:line>
              <draw:line draw:style-name="gr44" draw:text-style-name="P9" draw:layer="layout" svg:x1="11.724cm" svg:y1="9.363cm" svg:x2="11.834cm" svg:y2="9.298cm">
                <text:p/>
              </draw:line>
              <draw:line draw:style-name="gr45" draw:text-style-name="P9" draw:layer="layout" svg:x1="11.614cm" svg:y1="9.299cm" svg:x2="11.724cm" svg:y2="9.234cm">
                <text:p/>
              </draw:line>
              <draw:line draw:style-name="gr46" draw:text-style-name="P9" draw:layer="layout" svg:x1="11.505cm" svg:y1="9.235cm" svg:x2="11.615cm" svg:y2="9.17cm">
                <text:p/>
              </draw:line>
              <draw:line draw:style-name="gr47" draw:text-style-name="P9" draw:layer="layout" svg:x1="11.45cm" svg:y1="9.331cm" svg:x2="11.56cm" svg:y2="9.266cm">
                <text:p/>
              </draw:line>
              <draw:line draw:style-name="gr48" draw:text-style-name="P9" draw:layer="layout" svg:x1="11.34cm" svg:y1="9.267cm" svg:x2="11.45cm" svg:y2="9.202cm">
                <text:p/>
              </draw:line>
              <draw:line draw:style-name="gr49" draw:text-style-name="P9" draw:layer="layout" svg:x1="11.395cm" svg:y1="9.17cm" svg:x2="11.505cm" svg:y2="9.105cm">
                <text:p/>
              </draw:line>
              <draw:line draw:style-name="gr50" draw:text-style-name="P9" draw:layer="layout" svg:x1="11.285cm" svg:y1="9.106cm" svg:x2="11.395cm" svg:y2="9.041cm">
                <text:p/>
              </draw:line>
              <draw:line draw:style-name="gr51" draw:text-style-name="P9" draw:layer="layout" svg:x1="11.175cm" svg:y1="9.042cm" svg:x2="11.285cm" svg:y2="8.977cm">
                <text:p/>
              </draw:line>
              <draw:line draw:style-name="gr52" draw:text-style-name="P9" draw:layer="layout" svg:x1="11.065cm" svg:y1="8.977cm" svg:x2="11.175cm" svg:y2="8.912cm">
                <text:p/>
              </draw:line>
              <draw:line draw:style-name="gr53" draw:text-style-name="P9" draw:layer="layout" svg:x1="10.9cm" svg:y1="9.01cm" svg:x2="11.01cm" svg:y2="8.945cm">
                <text:p/>
              </draw:line>
              <draw:line draw:style-name="gr54" draw:text-style-name="P9" draw:layer="layout" svg:x1="10.955cm" svg:y1="8.913cm" svg:x2="11.065cm" svg:y2="8.848cm">
                <text:p/>
              </draw:line>
              <draw:line draw:style-name="gr55" draw:text-style-name="P9" draw:layer="layout" svg:x1="10.791cm" svg:y1="8.945cm" svg:x2="10.901cm" svg:y2="8.88cm">
                <text:p/>
              </draw:line>
              <draw:line draw:style-name="gr56" draw:text-style-name="P9" draw:layer="layout" svg:x1="11.669cm" svg:y1="9.46cm" svg:x2="11.779cm" svg:y2="9.395cm">
                <text:p/>
              </draw:line>
              <draw:line draw:style-name="gr57" draw:text-style-name="P9" draw:layer="layout" svg:x1="11.56cm" svg:y1="9.396cm" svg:x2="11.67cm" svg:y2="9.331cm">
                <text:p/>
              </draw:line>
              <draw:line draw:style-name="gr58" draw:text-style-name="P9" draw:layer="layout" svg:x1="12.053cm" svg:y1="9.686cm" svg:x2="12.492cm" svg:y2="9.428cm">
                <text:p/>
              </draw:line>
              <draw:line draw:style-name="gr59" draw:text-style-name="P9" draw:layer="layout" svg:x1="12.163cm" svg:y1="9.749cm" svg:x2="12.602cm" svg:y2="9.491cm">
                <text:p/>
              </draw:line>
              <draw:line draw:style-name="gr60" draw:text-style-name="P9" draw:layer="layout" svg:x1="12.273cm" svg:y1="9.428cm" svg:x2="12.603cm" svg:y2="9.621cm">
                <text:p/>
              </draw:line>
              <draw:line draw:style-name="gr61" draw:text-style-name="P9" draw:layer="layout" svg:x1="12.163cm" svg:y1="9.491cm" svg:x2="12.493cm" svg:y2="9.684cm">
                <text:p/>
              </draw:line>
              <draw:line draw:style-name="gr62" draw:text-style-name="P9" draw:layer="layout" svg:x1="12.053cm" svg:y1="9.556cm" svg:x2="12.273cm" svg:y2="9.684cm">
                <text:p/>
              </draw:line>
              <draw:polygon draw:style-name="gr63" draw:text-style-name="P3" draw:layer="layout" svg:width="1.756cm" svg:height="1.158cm" svg:x="10.516cm" svg:y="8.88cm" svg:viewBox="0 0 1757 1159" draw:points="0,128 0,0 1757,1030 1757,1159">
                <text:p/>
              </draw:polygon>
              <draw:polygon draw:style-name="gr64" draw:text-style-name="P6" draw:layer="layout" svg:width="2.36cm" svg:height="1.512cm" svg:x="10.516cm" svg:y="8.526cm" svg:viewBox="0 0 2361 1513" draw:points="604,0 2361,1030 2361,1159 1757,1513 0,483 0,354">
                <text:p/>
              </draw:polygon>
            </draw:g>
          </draw:g>
        </draw:g>
        <draw:g xml:id="id4" draw:id="id4">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65" draw:text-style-name="P2" draw:layer="layout" svg:width="0.36cm" svg:height="0.182cm" svg:x="5.915cm" svg:y="7.433cm" svg:viewBox="0 0 361 183" svg:d="M0 183c91 0 361-61 361-107 0-45-8-76-99-76 0 46-264 46-262 183z">
              <text:p/>
            </draw:path>
            <draw:g>
              <draw:polygon draw:style-name="gr66" draw:text-style-name="P10" draw:layer="layout" svg:width="0.164cm" svg:height="0.152cm" svg:x="5.782cm" svg:y="7.464cm" svg:viewBox="0 0 165 153" draw:points="0,92 33,0 165,61 132,153">
                <text:p/>
              </draw:polygon>
              <draw:polygon draw:style-name="gr67" draw:text-style-name="P11" draw:layer="layout" svg:width="0.361cm" svg:height="0.167cm" svg:x="5.815cm" svg:y="7.357cm" svg:viewBox="0 0 362 168" draw:points="0,107 66,61 165,15 231,0 362,61 297,76 198,122 132,168">
                <text:p/>
              </draw:polygon>
              <draw:path draw:style-name="gr68" draw:text-style-name="P12" draw:layer="layout" svg:width="0.296cm" svg:height="0.198cm" svg:x="5.914cm" svg:y="7.418cm" svg:viewBox="0 0 297 199" svg:d="M297 61c0-92-66-61-132-30-66 30-132 30-165 168 0 0 132-61 297-138z">
                <text:p/>
              </draw:path>
              <draw:path draw:style-name="gr69" draw:text-style-name="P6" draw:layer="layout" svg:width="0.427cm" svg:height="0.259cm" svg:x="5.782cm" svg:y="7.357cm" svg:viewBox="0 0 428 260" svg:d="M263 0c-65 15-65 15-131 46-33 15-99 30-132 153 66 30 66 30 132 61 37-14 230-107 296-138 0-76-66-76-165-122z">
                <text:p/>
              </draw:path>
            </draw:g>
          </draw:g>
          <draw:g>
            <draw:path draw:style-name="gr70" draw:text-style-name="P2" draw:layer="layout" svg:width="0.592cm" svg:height="0.366cm" svg:x="5.617cm" svg:y="6.699cm" svg:viewBox="0 0 593 367" svg:d="M2 367c90 0 591-15 591-153s-172-214-262-214c0 46-362 31-329 367z">
              <text:p/>
            </draw:path>
            <draw:g>
              <draw:polygon draw:style-name="gr71" draw:text-style-name="P10" draw:layer="layout" svg:width="0.329cm" svg:height="0.213cm" svg:x="5.287cm" svg:y="6.852cm" svg:viewBox="0 0 330 214" draw:points="0,61 0,0 330,153 330,214">
                <text:p/>
              </draw:polygon>
              <draw:polygon draw:style-name="gr72" draw:text-style-name="P10" draw:layer="layout" svg:width="0.329cm" svg:height="0.259cm" svg:x="5.551cm" svg:y="6.623cm" svg:viewBox="0 0 330 260" draw:points="0,107 0,0 330,153 330,260">
                <text:p/>
              </draw:polygon>
              <draw:polygon draw:style-name="gr73" draw:text-style-name="P11" draw:layer="layout" svg:width="0.592cm" svg:height="0.274cm" svg:x="5.287cm" svg:y="6.73cm" svg:viewBox="0 0 593 275" draw:points="0,122 263,0 593,153 330,275">
                <text:p/>
              </draw:polygon>
              <draw:line draw:style-name="gr74" draw:text-style-name="P9" draw:layer="layout" svg:x1="5.551cm" svg:y1="6.73cm" svg:x2="5.881cm" svg:y2="6.883cm">
                <text:p/>
              </draw:line>
              <draw:polygon draw:style-name="gr75" draw:text-style-name="P12" draw:layer="layout" svg:width="0.329cm" svg:height="0.259cm" svg:x="5.617cm" svg:y="6.806cm" svg:viewBox="0 0 330 260" draw:points="0,260 0,199 263,76 263,0 330,31 330,107">
                <text:p/>
              </draw:polygon>
              <draw:polygon draw:style-name="gr76" draw:text-style-name="P10" draw:layer="layout" svg:width="1.053cm" svg:height="1.162cm" svg:x="4.925cm" svg:y="5.69cm" svg:viewBox="0 0 1054 1163" draw:points="0,673 0,0 1054,490 1054,1163">
                <text:p/>
              </draw:polygon>
              <draw:polygon draw:style-name="gr77" draw:text-style-name="P7" draw:layer="layout" svg:width="0.988cm" svg:height="1.07cm" svg:x="4.958cm" svg:y="5.735cm" svg:viewBox="0 0 989 1071" draw:points="0,612 0,0 989,459 989,1071">
                <text:p/>
              </draw:polygon>
              <draw:polygon draw:style-name="gr78" draw:text-style-name="P11" draw:layer="layout" svg:width="1.119cm" svg:height="0.519cm" svg:x="4.925cm" svg:y="5.659cm" svg:viewBox="0 0 1120 520" draw:points="1054,520 0,31 66,0 1120,490">
                <text:p/>
              </draw:polygon>
              <draw:polygon draw:style-name="gr79" draw:text-style-name="P12" draw:layer="layout" svg:width="0.065cm" svg:height="0.703cm" svg:x="5.98cm" svg:y="6.149cm" svg:viewBox="0 0 66 704" draw:points="0,704 0,31 66,0 66,673">
                <text:p/>
              </draw:polygon>
              <draw:polygon draw:style-name="gr80" draw:text-style-name="P6" draw:layer="layout" svg:width="1.119cm" svg:height="1.406cm" svg:x="4.925cm" svg:y="5.659cm" svg:viewBox="0 0 1120 1407" draw:points="66,0 1120,490 1120,1163 1054,1193 1021,1178 1021,1254 692,1407 362,1254 362,1193 626,1071 626,994 0,704 0,31">
                <text:p/>
              </draw:polygon>
            </draw:g>
          </draw:g>
          <draw:g>
            <draw:path draw:style-name="gr81" draw:text-style-name="P2" draw:layer="layout" svg:width="0.428cm" svg:height="0.182cm" svg:x="5.484cm" svg:y="7.265cm" svg:viewBox="0 0 429 183" svg:d="M2 183c91 0 427-76 427-122s-8-61-99-61c0 46-362 31-328 183z">
              <text:p/>
            </draw:path>
            <draw:g>
              <draw:polygon draw:style-name="gr82" draw:text-style-name="P11" draw:layer="layout" svg:width="1.416cm" svg:height="0.657cm" svg:x="4.431cm" svg:y="6.745cm" svg:viewBox="0 0 1417 658" draw:points="1054,658 0,168 362,0 1417,490">
                <text:p/>
              </draw:polygon>
              <draw:polygon draw:style-name="gr83" draw:text-style-name="P8" draw:layer="layout" svg:width="0.954cm" svg:height="0.442cm" svg:x="4.53cm" svg:y="6.791cm" svg:viewBox="0 0 955 443" draw:points="0,122 263,0 955,321 692,443">
                <text:p/>
              </draw:polygon>
              <draw:polygon draw:style-name="gr84" draw:text-style-name="P8" draw:layer="layout" svg:width="0.46cm" svg:height="0.213cm" svg:x="5.287cm" svg:y="7.143cm" svg:viewBox="0 0 461 214" draw:points="0,122 263,0 461,92 198,214">
                <text:p/>
              </draw:polygon>
              <draw:polygon draw:style-name="gr85" draw:text-style-name="P12" draw:layer="layout" svg:width="0.361cm" svg:height="0.228cm" svg:x="5.485cm" svg:y="7.234cm" svg:viewBox="0 0 362 229" draw:points="0,229 0,168 362,0 362,61">
                <text:p/>
              </draw:polygon>
              <draw:line draw:style-name="gr86" draw:text-style-name="P9" draw:layer="layout" svg:x1="4.596cm" svg:y1="6.882cm" svg:x2="5.288cm" svg:y2="7.203cm">
                <text:p/>
              </draw:line>
              <draw:line draw:style-name="gr87" draw:text-style-name="P9" draw:layer="layout" svg:x1="4.662cm" svg:y1="6.852cm" svg:x2="5.354cm" svg:y2="7.173cm">
                <text:p/>
              </draw:line>
              <draw:line draw:style-name="gr88" draw:text-style-name="P9" draw:layer="layout" svg:x1="4.728cm" svg:y1="6.822cm" svg:x2="5.42cm" svg:y2="7.143cm">
                <text:p/>
              </draw:line>
              <draw:line draw:style-name="gr89" draw:text-style-name="P9" draw:layer="layout" svg:x1="5.354cm" svg:y1="7.112cm" svg:x2="5.42cm" svg:y2="7.081cm">
                <text:p/>
              </draw:line>
              <draw:line draw:style-name="gr90" draw:text-style-name="P9" draw:layer="layout" svg:x1="5.287cm" svg:y1="7.082cm" svg:x2="5.353cm" svg:y2="7.051cm">
                <text:p/>
              </draw:line>
              <draw:line draw:style-name="gr91" draw:text-style-name="P9" draw:layer="layout" svg:x1="5.222cm" svg:y1="7.051cm" svg:x2="5.288cm" svg:y2="7.02cm">
                <text:p/>
              </draw:line>
              <draw:line draw:style-name="gr92" draw:text-style-name="P9" draw:layer="layout" svg:x1="5.255cm" svg:y1="7.128cm" svg:x2="5.321cm" svg:y2="7.097cm">
                <text:p/>
              </draw:line>
              <draw:line draw:style-name="gr93" draw:text-style-name="P9" draw:layer="layout" svg:x1="5.189cm" svg:y1="7.097cm" svg:x2="5.255cm" svg:y2="7.066cm">
                <text:p/>
              </draw:line>
              <draw:line draw:style-name="gr94" draw:text-style-name="P9" draw:layer="layout" svg:x1="5.123cm" svg:y1="7.067cm" svg:x2="5.189cm" svg:y2="7.036cm">
                <text:p/>
              </draw:line>
              <draw:line draw:style-name="gr95" draw:text-style-name="P9" draw:layer="layout" svg:x1="5.156cm" svg:y1="7.021cm" svg:x2="5.222cm" svg:y2="6.99cm">
                <text:p/>
              </draw:line>
              <draw:line draw:style-name="gr96" draw:text-style-name="P9" draw:layer="layout" svg:x1="5.057cm" svg:y1="7.036cm" svg:x2="5.123cm" svg:y2="7.005cm">
                <text:p/>
              </draw:line>
              <draw:line draw:style-name="gr97" draw:text-style-name="P9" draw:layer="layout" svg:x1="5.09cm" svg:y1="6.99cm" svg:x2="5.156cm" svg:y2="6.959cm">
                <text:p/>
              </draw:line>
              <draw:line draw:style-name="gr98" draw:text-style-name="P9" draw:layer="layout" svg:x1="5.024cm" svg:y1="6.96cm" svg:x2="5.09cm" svg:y2="6.929cm">
                <text:p/>
              </draw:line>
              <draw:line draw:style-name="gr99" draw:text-style-name="P9" draw:layer="layout" svg:x1="4.958cm" svg:y1="6.929cm" svg:x2="5.024cm" svg:y2="6.898cm">
                <text:p/>
              </draw:line>
              <draw:line draw:style-name="gr100" draw:text-style-name="P9" draw:layer="layout" svg:x1="4.991cm" svg:y1="7.005cm" svg:x2="5.057cm" svg:y2="6.974cm">
                <text:p/>
              </draw:line>
              <draw:line draw:style-name="gr101" draw:text-style-name="P9" draw:layer="layout" svg:x1="4.925cm" svg:y1="6.975cm" svg:x2="4.991cm" svg:y2="6.944cm">
                <text:p/>
              </draw:line>
              <draw:line draw:style-name="gr102" draw:text-style-name="P9" draw:layer="layout" svg:x1="4.859cm" svg:y1="6.944cm" svg:x2="4.925cm" svg:y2="6.913cm">
                <text:p/>
              </draw:line>
              <draw:line draw:style-name="gr103" draw:text-style-name="P9" draw:layer="layout" svg:x1="4.892cm" svg:y1="6.898cm" svg:x2="4.958cm" svg:y2="6.867cm">
                <text:p/>
              </draw:line>
              <draw:line draw:style-name="gr104" draw:text-style-name="P9" draw:layer="layout" svg:x1="4.793cm" svg:y1="6.913cm" svg:x2="4.859cm" svg:y2="6.882cm">
                <text:p/>
              </draw:line>
              <draw:line draw:style-name="gr105" draw:text-style-name="P9" draw:layer="layout" svg:x1="4.826cm" svg:y1="6.868cm" svg:x2="4.892cm" svg:y2="6.837cm">
                <text:p/>
              </draw:line>
              <draw:line draw:style-name="gr106" draw:text-style-name="P9" draw:layer="layout" svg:x1="4.761cm" svg:y1="6.837cm" svg:x2="4.827cm" svg:y2="6.806cm">
                <text:p/>
              </draw:line>
              <draw:line draw:style-name="gr107" draw:text-style-name="P9" draw:layer="layout" svg:x1="4.728cm" svg:y1="6.883cm" svg:x2="4.794cm" svg:y2="6.852cm">
                <text:p/>
              </draw:line>
              <draw:line draw:style-name="gr108" draw:text-style-name="P9" draw:layer="layout" svg:x1="5.156cm" svg:y1="7.143cm" svg:x2="5.222cm" svg:y2="7.112cm">
                <text:p/>
              </draw:line>
              <draw:line draw:style-name="gr109" draw:text-style-name="P9" draw:layer="layout" svg:x1="5.09cm" svg:y1="7.112cm" svg:x2="5.156cm" svg:y2="7.081cm">
                <text:p/>
              </draw:line>
              <draw:line draw:style-name="gr110" draw:text-style-name="P9" draw:layer="layout" svg:x1="5.024cm" svg:y1="7.082cm" svg:x2="5.09cm" svg:y2="7.051cm">
                <text:p/>
              </draw:line>
              <draw:line draw:style-name="gr111" draw:text-style-name="P9" draw:layer="layout" svg:x1="4.991cm" svg:y1="7.128cm" svg:x2="5.057cm" svg:y2="7.097cm">
                <text:p/>
              </draw:line>
              <draw:line draw:style-name="gr112" draw:text-style-name="P9" draw:layer="layout" svg:x1="4.925cm" svg:y1="7.097cm" svg:x2="4.991cm" svg:y2="7.066cm">
                <text:p/>
              </draw:line>
              <draw:line draw:style-name="gr113" draw:text-style-name="P9" draw:layer="layout" svg:x1="4.958cm" svg:y1="7.051cm" svg:x2="5.024cm" svg:y2="7.02cm">
                <text:p/>
              </draw:line>
              <draw:line draw:style-name="gr114" draw:text-style-name="P9" draw:layer="layout" svg:x1="4.892cm" svg:y1="7.021cm" svg:x2="4.958cm" svg:y2="6.99cm">
                <text:p/>
              </draw:line>
              <draw:line draw:style-name="gr115" draw:text-style-name="P9" draw:layer="layout" svg:x1="4.826cm" svg:y1="6.99cm" svg:x2="4.892cm" svg:y2="6.959cm">
                <text:p/>
              </draw:line>
              <draw:line draw:style-name="gr116" draw:text-style-name="P9" draw:layer="layout" svg:x1="4.761cm" svg:y1="6.96cm" svg:x2="4.827cm" svg:y2="6.929cm">
                <text:p/>
              </draw:line>
              <draw:line draw:style-name="gr117" draw:text-style-name="P9" draw:layer="layout" svg:x1="4.662cm" svg:y1="6.975cm" svg:x2="4.728cm" svg:y2="6.944cm">
                <text:p/>
              </draw:line>
              <draw:line draw:style-name="gr118" draw:text-style-name="P9" draw:layer="layout" svg:x1="4.694cm" svg:y1="6.929cm" svg:x2="4.76cm" svg:y2="6.898cm">
                <text:p/>
              </draw:line>
              <draw:line draw:style-name="gr119" draw:text-style-name="P9" draw:layer="layout" svg:x1="4.596cm" svg:y1="6.944cm" svg:x2="4.662cm" svg:y2="6.913cm">
                <text:p/>
              </draw:line>
              <draw:line draw:style-name="gr120" draw:text-style-name="P9" draw:layer="layout" svg:x1="5.123cm" svg:y1="7.189cm" svg:x2="5.189cm" svg:y2="7.158cm">
                <text:p/>
              </draw:line>
              <draw:line draw:style-name="gr121" draw:text-style-name="P9" draw:layer="layout" svg:x1="5.057cm" svg:y1="7.158cm" svg:x2="5.123cm" svg:y2="7.127cm">
                <text:p/>
              </draw:line>
              <draw:line draw:style-name="gr122" draw:text-style-name="P9" draw:layer="layout" svg:x1="5.354cm" svg:y1="7.295cm" svg:x2="5.617cm" svg:y2="7.173cm">
                <text:p/>
              </draw:line>
              <draw:line draw:style-name="gr123" draw:text-style-name="P9" draw:layer="layout" svg:x1="5.42cm" svg:y1="7.326cm" svg:x2="5.683cm" svg:y2="7.204cm">
                <text:p/>
              </draw:line>
              <draw:line draw:style-name="gr124" draw:text-style-name="P9" draw:layer="layout" svg:x1="5.485cm" svg:y1="7.173cm" svg:x2="5.683cm" svg:y2="7.265cm">
                <text:p/>
              </draw:line>
              <draw:line draw:style-name="gr125" draw:text-style-name="P9" draw:layer="layout" svg:x1="5.42cm" svg:y1="7.204cm" svg:x2="5.618cm" svg:y2="7.296cm">
                <text:p/>
              </draw:line>
              <draw:line draw:style-name="gr126" draw:text-style-name="P9" draw:layer="layout" svg:x1="5.354cm" svg:y1="7.234cm" svg:x2="5.486cm" svg:y2="7.295cm">
                <text:p/>
              </draw:line>
              <draw:polygon draw:style-name="gr127" draw:text-style-name="P10" draw:layer="layout" svg:width="1.053cm" svg:height="0.55cm" svg:x="4.431cm" svg:y="6.913cm" svg:viewBox="0 0 1054 551" draw:points="0,61 0,0 1054,490 1054,551">
                <text:p/>
              </draw:polygon>
              <draw:polygon draw:style-name="gr128" draw:text-style-name="P6" draw:layer="layout" svg:width="1.416cm" svg:height="0.718cm" svg:x="4.431cm" svg:y="6.745cm" svg:viewBox="0 0 1417 719" draw:points="362,0 1417,490 1417,551 1054,719 0,229 0,168">
                <text:p/>
              </draw:polygon>
            </draw:g>
          </draw:g>
        </draw:g>
        <draw:g xml:id="id3" draw:id="id3">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129" draw:text-style-name="P2" draw:layer="layout" svg:width="0.36cm" svg:height="0.182cm" svg:x="5.916cm" svg:y="5.334cm" svg:viewBox="0 0 361 183" svg:d="M0 183c91 0 361-61 361-107 0-45-8-76-99-76 0 46-264 46-262 183z">
              <text:p/>
            </draw:path>
            <draw:g>
              <draw:polygon draw:style-name="gr130" draw:text-style-name="P10" draw:layer="layout" svg:width="0.164cm" svg:height="0.152cm" svg:x="5.783cm" svg:y="5.365cm" svg:viewBox="0 0 165 153" draw:points="0,92 33,0 165,61 132,153">
                <text:p/>
              </draw:polygon>
              <draw:polygon draw:style-name="gr131" draw:text-style-name="P11" draw:layer="layout" svg:width="0.361cm" svg:height="0.167cm" svg:x="5.816cm" svg:y="5.258cm" svg:viewBox="0 0 362 168" draw:points="0,107 66,61 165,15 231,0 362,61 297,76 198,122 132,168">
                <text:p/>
              </draw:polygon>
              <draw:path draw:style-name="gr132" draw:text-style-name="P12" draw:layer="layout" svg:width="0.296cm" svg:height="0.198cm" svg:x="5.915cm" svg:y="5.319cm" svg:viewBox="0 0 297 199" svg:d="M297 61c0-92-66-61-132-30-66 30-132 30-165 168 0 0 132-61 297-138z">
                <text:p/>
              </draw:path>
              <draw:path draw:style-name="gr133" draw:text-style-name="P6" draw:layer="layout" svg:width="0.427cm" svg:height="0.259cm" svg:x="5.783cm" svg:y="5.258cm" svg:viewBox="0 0 428 260" svg:d="M263 0c-65 15-65 15-131 46-33 15-99 30-132 153 66 30 66 30 132 61 37-14 230-107 296-138 0-76-66-76-165-122z">
                <text:p/>
              </draw:path>
            </draw:g>
          </draw:g>
          <draw:g>
            <draw:path draw:style-name="gr134" draw:text-style-name="P2" draw:layer="layout" svg:width="0.592cm" svg:height="0.366cm" svg:x="5.618cm" svg:y="4.6cm" svg:viewBox="0 0 593 367" svg:d="M2 367c90 0 591-15 591-153s-172-214-262-214c0 46-362 31-329 367z">
              <text:p/>
            </draw:path>
            <draw:g>
              <draw:polygon draw:style-name="gr135" draw:text-style-name="P10" draw:layer="layout" svg:width="0.329cm" svg:height="0.213cm" svg:x="5.288cm" svg:y="4.753cm" svg:viewBox="0 0 330 214" draw:points="0,61 0,0 330,153 330,214">
                <text:p/>
              </draw:polygon>
              <draw:polygon draw:style-name="gr136" draw:text-style-name="P10" draw:layer="layout" svg:width="0.329cm" svg:height="0.259cm" svg:x="5.552cm" svg:y="4.524cm" svg:viewBox="0 0 330 260" draw:points="0,107 0,0 330,153 330,260">
                <text:p/>
              </draw:polygon>
              <draw:polygon draw:style-name="gr137" draw:text-style-name="P11" draw:layer="layout" svg:width="0.592cm" svg:height="0.274cm" svg:x="5.288cm" svg:y="4.631cm" svg:viewBox="0 0 593 275" draw:points="0,122 263,0 593,153 330,275">
                <text:p/>
              </draw:polygon>
              <draw:line draw:style-name="gr138" draw:text-style-name="P9" draw:layer="layout" svg:x1="5.552cm" svg:y1="4.631cm" svg:x2="5.882cm" svg:y2="4.784cm">
                <text:p/>
              </draw:line>
              <draw:polygon draw:style-name="gr139" draw:text-style-name="P12" draw:layer="layout" svg:width="0.329cm" svg:height="0.259cm" svg:x="5.618cm" svg:y="4.707cm" svg:viewBox="0 0 330 260" draw:points="0,260 0,199 263,76 263,0 330,31 330,107">
                <text:p/>
              </draw:polygon>
              <draw:polygon draw:style-name="gr140" draw:text-style-name="P10" draw:layer="layout" svg:width="1.053cm" svg:height="1.162cm" svg:x="4.926cm" svg:y="3.591cm" svg:viewBox="0 0 1054 1163" draw:points="0,673 0,0 1054,490 1054,1163">
                <text:p/>
              </draw:polygon>
              <draw:polygon draw:style-name="gr141" draw:text-style-name="P7" draw:layer="layout" svg:width="0.988cm" svg:height="1.07cm" svg:x="4.959cm" svg:y="3.636cm" svg:viewBox="0 0 989 1071" draw:points="0,612 0,0 989,459 989,1071">
                <text:p/>
              </draw:polygon>
              <draw:polygon draw:style-name="gr142" draw:text-style-name="P11" draw:layer="layout" svg:width="1.119cm" svg:height="0.519cm" svg:x="4.926cm" svg:y="3.56cm" svg:viewBox="0 0 1120 520" draw:points="1054,520 0,31 66,0 1120,490">
                <text:p/>
              </draw:polygon>
              <draw:polygon draw:style-name="gr143" draw:text-style-name="P12" draw:layer="layout" svg:width="0.065cm" svg:height="0.703cm" svg:x="5.981cm" svg:y="4.05cm" svg:viewBox="0 0 66 704" draw:points="0,704 0,31 66,0 66,673">
                <text:p/>
              </draw:polygon>
              <draw:polygon draw:style-name="gr144" draw:text-style-name="P6" draw:layer="layout" svg:width="1.119cm" svg:height="1.406cm" svg:x="4.926cm" svg:y="3.56cm" svg:viewBox="0 0 1120 1407" draw:points="66,0 1120,490 1120,1163 1054,1193 1021,1178 1021,1254 692,1407 362,1254 362,1193 626,1071 626,994 0,704 0,31">
                <text:p/>
              </draw:polygon>
            </draw:g>
          </draw:g>
          <draw:g>
            <draw:path draw:style-name="gr145" draw:text-style-name="P2" draw:layer="layout" svg:width="0.428cm" svg:height="0.182cm" svg:x="5.485cm" svg:y="5.166cm" svg:viewBox="0 0 429 183" svg:d="M2 183c91 0 427-76 427-122s-8-61-99-61c0 46-362 31-328 183z">
              <text:p/>
            </draw:path>
            <draw:g>
              <draw:polygon draw:style-name="gr146" draw:text-style-name="P11" draw:layer="layout" svg:width="1.416cm" svg:height="0.657cm" svg:x="4.432cm" svg:y="4.646cm" svg:viewBox="0 0 1417 658" draw:points="1054,658 0,168 362,0 1417,490">
                <text:p/>
              </draw:polygon>
              <draw:polygon draw:style-name="gr147" draw:text-style-name="P8" draw:layer="layout" svg:width="0.954cm" svg:height="0.442cm" svg:x="4.531cm" svg:y="4.692cm" svg:viewBox="0 0 955 443" draw:points="0,122 263,0 955,321 692,443">
                <text:p/>
              </draw:polygon>
              <draw:polygon draw:style-name="gr148" draw:text-style-name="P8" draw:layer="layout" svg:width="0.46cm" svg:height="0.213cm" svg:x="5.288cm" svg:y="5.044cm" svg:viewBox="0 0 461 214" draw:points="0,122 263,0 461,92 198,214">
                <text:p/>
              </draw:polygon>
              <draw:polygon draw:style-name="gr149" draw:text-style-name="P12" draw:layer="layout" svg:width="0.361cm" svg:height="0.228cm" svg:x="5.486cm" svg:y="5.135cm" svg:viewBox="0 0 362 229" draw:points="0,229 0,168 362,0 362,61">
                <text:p/>
              </draw:polygon>
              <draw:line draw:style-name="gr150" draw:text-style-name="P9" draw:layer="layout" svg:x1="4.597cm" svg:y1="4.783cm" svg:x2="5.289cm" svg:y2="5.104cm">
                <text:p/>
              </draw:line>
              <draw:line draw:style-name="gr151" draw:text-style-name="P9" draw:layer="layout" svg:x1="4.663cm" svg:y1="4.753cm" svg:x2="5.355cm" svg:y2="5.074cm">
                <text:p/>
              </draw:line>
              <draw:line draw:style-name="gr152" draw:text-style-name="P9" draw:layer="layout" svg:x1="4.729cm" svg:y1="4.723cm" svg:x2="5.421cm" svg:y2="5.044cm">
                <text:p/>
              </draw:line>
              <draw:line draw:style-name="gr153" draw:text-style-name="P9" draw:layer="layout" svg:x1="5.355cm" svg:y1="5.013cm" svg:x2="5.421cm" svg:y2="4.982cm">
                <text:p/>
              </draw:line>
              <draw:line draw:style-name="gr154" draw:text-style-name="P9" draw:layer="layout" svg:x1="5.288cm" svg:y1="4.983cm" svg:x2="5.354cm" svg:y2="4.952cm">
                <text:p/>
              </draw:line>
              <draw:line draw:style-name="gr155" draw:text-style-name="P9" draw:layer="layout" svg:x1="5.223cm" svg:y1="4.952cm" svg:x2="5.289cm" svg:y2="4.921cm">
                <text:p/>
              </draw:line>
              <draw:line draw:style-name="gr156" draw:text-style-name="P9" draw:layer="layout" svg:x1="5.256cm" svg:y1="5.029cm" svg:x2="5.322cm" svg:y2="4.998cm">
                <text:p/>
              </draw:line>
              <draw:line draw:style-name="gr157" draw:text-style-name="P9" draw:layer="layout" svg:x1="5.19cm" svg:y1="4.998cm" svg:x2="5.256cm" svg:y2="4.967cm">
                <text:p/>
              </draw:line>
              <draw:line draw:style-name="gr158" draw:text-style-name="P9" draw:layer="layout" svg:x1="5.124cm" svg:y1="4.968cm" svg:x2="5.19cm" svg:y2="4.937cm">
                <text:p/>
              </draw:line>
              <draw:line draw:style-name="gr159" draw:text-style-name="P9" draw:layer="layout" svg:x1="5.157cm" svg:y1="4.922cm" svg:x2="5.223cm" svg:y2="4.891cm">
                <text:p/>
              </draw:line>
              <draw:line draw:style-name="gr160" draw:text-style-name="P9" draw:layer="layout" svg:x1="5.058cm" svg:y1="4.937cm" svg:x2="5.124cm" svg:y2="4.906cm">
                <text:p/>
              </draw:line>
              <draw:line draw:style-name="gr161" draw:text-style-name="P9" draw:layer="layout" svg:x1="5.091cm" svg:y1="4.891cm" svg:x2="5.157cm" svg:y2="4.86cm">
                <text:p/>
              </draw:line>
              <draw:line draw:style-name="gr162" draw:text-style-name="P9" draw:layer="layout" svg:x1="5.025cm" svg:y1="4.861cm" svg:x2="5.091cm" svg:y2="4.83cm">
                <text:p/>
              </draw:line>
              <draw:line draw:style-name="gr163" draw:text-style-name="P9" draw:layer="layout" svg:x1="4.959cm" svg:y1="4.83cm" svg:x2="5.025cm" svg:y2="4.799cm">
                <text:p/>
              </draw:line>
              <draw:line draw:style-name="gr164" draw:text-style-name="P9" draw:layer="layout" svg:x1="4.992cm" svg:y1="4.906cm" svg:x2="5.058cm" svg:y2="4.875cm">
                <text:p/>
              </draw:line>
              <draw:line draw:style-name="gr165" draw:text-style-name="P9" draw:layer="layout" svg:x1="4.926cm" svg:y1="4.876cm" svg:x2="4.992cm" svg:y2="4.845cm">
                <text:p/>
              </draw:line>
              <draw:line draw:style-name="gr166" draw:text-style-name="P9" draw:layer="layout" svg:x1="4.86cm" svg:y1="4.845cm" svg:x2="4.926cm" svg:y2="4.814cm">
                <text:p/>
              </draw:line>
              <draw:line draw:style-name="gr167" draw:text-style-name="P9" draw:layer="layout" svg:x1="4.893cm" svg:y1="4.799cm" svg:x2="4.959cm" svg:y2="4.768cm">
                <text:p/>
              </draw:line>
              <draw:line draw:style-name="gr168" draw:text-style-name="P9" draw:layer="layout" svg:x1="4.794cm" svg:y1="4.814cm" svg:x2="4.86cm" svg:y2="4.783cm">
                <text:p/>
              </draw:line>
              <draw:line draw:style-name="gr169" draw:text-style-name="P9" draw:layer="layout" svg:x1="4.827cm" svg:y1="4.769cm" svg:x2="4.893cm" svg:y2="4.738cm">
                <text:p/>
              </draw:line>
              <draw:line draw:style-name="gr170" draw:text-style-name="P9" draw:layer="layout" svg:x1="4.762cm" svg:y1="4.738cm" svg:x2="4.828cm" svg:y2="4.707cm">
                <text:p/>
              </draw:line>
              <draw:line draw:style-name="gr171" draw:text-style-name="P9" draw:layer="layout" svg:x1="4.729cm" svg:y1="4.784cm" svg:x2="4.795cm" svg:y2="4.753cm">
                <text:p/>
              </draw:line>
              <draw:line draw:style-name="gr172" draw:text-style-name="P9" draw:layer="layout" svg:x1="5.157cm" svg:y1="5.044cm" svg:x2="5.223cm" svg:y2="5.013cm">
                <text:p/>
              </draw:line>
              <draw:line draw:style-name="gr173" draw:text-style-name="P9" draw:layer="layout" svg:x1="5.091cm" svg:y1="5.013cm" svg:x2="5.157cm" svg:y2="4.982cm">
                <text:p/>
              </draw:line>
              <draw:line draw:style-name="gr174" draw:text-style-name="P9" draw:layer="layout" svg:x1="5.025cm" svg:y1="4.983cm" svg:x2="5.091cm" svg:y2="4.952cm">
                <text:p/>
              </draw:line>
              <draw:line draw:style-name="gr175" draw:text-style-name="P9" draw:layer="layout" svg:x1="4.992cm" svg:y1="5.029cm" svg:x2="5.058cm" svg:y2="4.998cm">
                <text:p/>
              </draw:line>
              <draw:line draw:style-name="gr176" draw:text-style-name="P9" draw:layer="layout" svg:x1="4.926cm" svg:y1="4.998cm" svg:x2="4.992cm" svg:y2="4.967cm">
                <text:p/>
              </draw:line>
              <draw:line draw:style-name="gr177" draw:text-style-name="P9" draw:layer="layout" svg:x1="4.959cm" svg:y1="4.952cm" svg:x2="5.025cm" svg:y2="4.921cm">
                <text:p/>
              </draw:line>
              <draw:line draw:style-name="gr178" draw:text-style-name="P9" draw:layer="layout" svg:x1="4.893cm" svg:y1="4.922cm" svg:x2="4.959cm" svg:y2="4.891cm">
                <text:p/>
              </draw:line>
              <draw:line draw:style-name="gr179" draw:text-style-name="P9" draw:layer="layout" svg:x1="4.827cm" svg:y1="4.891cm" svg:x2="4.893cm" svg:y2="4.86cm">
                <text:p/>
              </draw:line>
              <draw:line draw:style-name="gr180" draw:text-style-name="P9" draw:layer="layout" svg:x1="4.762cm" svg:y1="4.861cm" svg:x2="4.828cm" svg:y2="4.83cm">
                <text:p/>
              </draw:line>
              <draw:line draw:style-name="gr181" draw:text-style-name="P9" draw:layer="layout" svg:x1="4.663cm" svg:y1="4.876cm" svg:x2="4.729cm" svg:y2="4.845cm">
                <text:p/>
              </draw:line>
              <draw:line draw:style-name="gr182" draw:text-style-name="P9" draw:layer="layout" svg:x1="4.695cm" svg:y1="4.83cm" svg:x2="4.761cm" svg:y2="4.799cm">
                <text:p/>
              </draw:line>
              <draw:line draw:style-name="gr183" draw:text-style-name="P9" draw:layer="layout" svg:x1="4.597cm" svg:y1="4.845cm" svg:x2="4.663cm" svg:y2="4.814cm">
                <text:p/>
              </draw:line>
              <draw:line draw:style-name="gr184" draw:text-style-name="P9" draw:layer="layout" svg:x1="5.124cm" svg:y1="5.09cm" svg:x2="5.19cm" svg:y2="5.059cm">
                <text:p/>
              </draw:line>
              <draw:line draw:style-name="gr185" draw:text-style-name="P9" draw:layer="layout" svg:x1="5.058cm" svg:y1="5.059cm" svg:x2="5.124cm" svg:y2="5.028cm">
                <text:p/>
              </draw:line>
              <draw:line draw:style-name="gr186" draw:text-style-name="P9" draw:layer="layout" svg:x1="5.355cm" svg:y1="5.196cm" svg:x2="5.618cm" svg:y2="5.074cm">
                <text:p/>
              </draw:line>
              <draw:line draw:style-name="gr187" draw:text-style-name="P9" draw:layer="layout" svg:x1="5.421cm" svg:y1="5.227cm" svg:x2="5.684cm" svg:y2="5.105cm">
                <text:p/>
              </draw:line>
              <draw:line draw:style-name="gr188" draw:text-style-name="P9" draw:layer="layout" svg:x1="5.486cm" svg:y1="5.074cm" svg:x2="5.684cm" svg:y2="5.166cm">
                <text:p/>
              </draw:line>
              <draw:line draw:style-name="gr189" draw:text-style-name="P9" draw:layer="layout" svg:x1="5.421cm" svg:y1="5.105cm" svg:x2="5.619cm" svg:y2="5.197cm">
                <text:p/>
              </draw:line>
              <draw:line draw:style-name="gr190" draw:text-style-name="P9" draw:layer="layout" svg:x1="5.355cm" svg:y1="5.135cm" svg:x2="5.487cm" svg:y2="5.196cm">
                <text:p/>
              </draw:line>
              <draw:polygon draw:style-name="gr191" draw:text-style-name="P10" draw:layer="layout" svg:width="1.053cm" svg:height="0.55cm" svg:x="4.432cm" svg:y="4.814cm" svg:viewBox="0 0 1054 551" draw:points="0,61 0,0 1054,490 1054,551">
                <text:p/>
              </draw:polygon>
              <draw:polygon draw:style-name="gr192" draw:text-style-name="P6" draw:layer="layout" svg:width="1.416cm" svg:height="0.718cm" svg:x="4.432cm" svg:y="4.646cm" svg:viewBox="0 0 1417 719" draw:points="362,0 1417,490 1417,551 1054,719 0,229 0,168">
                <text:p/>
              </draw:polygon>
            </draw:g>
          </draw:g>
        </draw:g>
        <draw:g xml:id="id5" draw:id="id5">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193" draw:text-style-name="P2" draw:layer="layout" svg:width="0.36cm" svg:height="0.182cm" svg:x="5.915cm" svg:y="11.633cm" svg:viewBox="0 0 361 183" svg:d="M0 183c91 0 361-61 361-107 0-45-8-76-99-76 0 46-264 46-262 183z">
              <text:p/>
            </draw:path>
            <draw:g>
              <draw:polygon draw:style-name="gr194" draw:text-style-name="P10" draw:layer="layout" svg:width="0.164cm" svg:height="0.152cm" svg:x="5.782cm" svg:y="11.664cm" svg:viewBox="0 0 165 153" draw:points="0,92 33,0 165,61 132,153">
                <text:p/>
              </draw:polygon>
              <draw:polygon draw:style-name="gr195" draw:text-style-name="P11" draw:layer="layout" svg:width="0.361cm" svg:height="0.167cm" svg:x="5.815cm" svg:y="11.557cm" svg:viewBox="0 0 362 168" draw:points="0,107 66,61 165,15 231,0 362,61 297,76 198,122 132,168">
                <text:p/>
              </draw:polygon>
              <draw:path draw:style-name="gr196" draw:text-style-name="P12" draw:layer="layout" svg:width="0.296cm" svg:height="0.198cm" svg:x="5.914cm" svg:y="11.618cm" svg:viewBox="0 0 297 199" svg:d="M297 61c0-92-66-61-132-30-66 30-132 30-165 168 0 0 132-61 297-138z">
                <text:p/>
              </draw:path>
              <draw:path draw:style-name="gr197" draw:text-style-name="P6" draw:layer="layout" svg:width="0.427cm" svg:height="0.259cm" svg:x="5.782cm" svg:y="11.557cm" svg:viewBox="0 0 428 260" svg:d="M263 0c-65 15-65 15-131 46-33 15-99 30-132 153 66 30 66 30 132 61 37-14 230-107 296-138 0-76-66-76-165-122z">
                <text:p/>
              </draw:path>
            </draw:g>
          </draw:g>
          <draw:g>
            <draw:path draw:style-name="gr198" draw:text-style-name="P2" draw:layer="layout" svg:width="0.592cm" svg:height="0.366cm" svg:x="5.617cm" svg:y="10.899cm" svg:viewBox="0 0 593 367" svg:d="M2 367c90 0 591-15 591-153s-172-214-262-214c0 46-362 31-329 367z">
              <text:p/>
            </draw:path>
            <draw:g>
              <draw:polygon draw:style-name="gr199" draw:text-style-name="P10" draw:layer="layout" svg:width="0.329cm" svg:height="0.213cm" svg:x="5.287cm" svg:y="11.052cm" svg:viewBox="0 0 330 214" draw:points="0,61 0,0 330,153 330,214">
                <text:p/>
              </draw:polygon>
              <draw:polygon draw:style-name="gr200" draw:text-style-name="P10" draw:layer="layout" svg:width="0.329cm" svg:height="0.259cm" svg:x="5.551cm" svg:y="10.823cm" svg:viewBox="0 0 330 260" draw:points="0,107 0,0 330,153 330,260">
                <text:p/>
              </draw:polygon>
              <draw:polygon draw:style-name="gr201" draw:text-style-name="P11" draw:layer="layout" svg:width="0.592cm" svg:height="0.274cm" svg:x="5.287cm" svg:y="10.93cm" svg:viewBox="0 0 593 275" draw:points="0,122 263,0 593,153 330,275">
                <text:p/>
              </draw:polygon>
              <draw:line draw:style-name="gr202" draw:text-style-name="P9" draw:layer="layout" svg:x1="5.551cm" svg:y1="10.93cm" svg:x2="5.881cm" svg:y2="11.083cm">
                <text:p/>
              </draw:line>
              <draw:polygon draw:style-name="gr203" draw:text-style-name="P12" draw:layer="layout" svg:width="0.329cm" svg:height="0.259cm" svg:x="5.617cm" svg:y="11.006cm" svg:viewBox="0 0 330 260" draw:points="0,260 0,199 263,76 263,0 330,31 330,107">
                <text:p/>
              </draw:polygon>
              <draw:polygon draw:style-name="gr204" draw:text-style-name="P10" draw:layer="layout" svg:width="1.053cm" svg:height="1.162cm" svg:x="4.925cm" svg:y="9.89cm" svg:viewBox="0 0 1054 1163" draw:points="0,673 0,0 1054,490 1054,1163">
                <text:p/>
              </draw:polygon>
              <draw:polygon draw:style-name="gr205" draw:text-style-name="P7" draw:layer="layout" svg:width="0.988cm" svg:height="1.07cm" svg:x="4.958cm" svg:y="9.935cm" svg:viewBox="0 0 989 1071" draw:points="0,612 0,0 989,459 989,1071">
                <text:p/>
              </draw:polygon>
              <draw:polygon draw:style-name="gr206" draw:text-style-name="P11" draw:layer="layout" svg:width="1.119cm" svg:height="0.519cm" svg:x="4.925cm" svg:y="9.859cm" svg:viewBox="0 0 1120 520" draw:points="1054,520 0,31 66,0 1120,490">
                <text:p/>
              </draw:polygon>
              <draw:polygon draw:style-name="gr207" draw:text-style-name="P12" draw:layer="layout" svg:width="0.065cm" svg:height="0.703cm" svg:x="5.98cm" svg:y="10.349cm" svg:viewBox="0 0 66 704" draw:points="0,704 0,31 66,0 66,673">
                <text:p/>
              </draw:polygon>
              <draw:polygon draw:style-name="gr208" draw:text-style-name="P6" draw:layer="layout" svg:width="1.119cm" svg:height="1.406cm" svg:x="4.925cm" svg:y="9.859cm" svg:viewBox="0 0 1120 1407" draw:points="66,0 1120,490 1120,1163 1054,1193 1021,1178 1021,1254 692,1407 362,1254 362,1193 626,1071 626,994 0,704 0,31">
                <text:p/>
              </draw:polygon>
            </draw:g>
          </draw:g>
          <draw:g>
            <draw:path draw:style-name="gr209" draw:text-style-name="P2" draw:layer="layout" svg:width="0.428cm" svg:height="0.182cm" svg:x="5.484cm" svg:y="11.465cm" svg:viewBox="0 0 429 183" svg:d="M2 183c91 0 427-76 427-122s-8-61-99-61c0 46-362 31-328 183z">
              <text:p/>
            </draw:path>
            <draw:g>
              <draw:polygon draw:style-name="gr210" draw:text-style-name="P11" draw:layer="layout" svg:width="1.416cm" svg:height="0.657cm" svg:x="4.431cm" svg:y="10.945cm" svg:viewBox="0 0 1417 658" draw:points="1054,658 0,168 362,0 1417,490">
                <text:p/>
              </draw:polygon>
              <draw:polygon draw:style-name="gr211" draw:text-style-name="P8" draw:layer="layout" svg:width="0.954cm" svg:height="0.442cm" svg:x="4.53cm" svg:y="10.991cm" svg:viewBox="0 0 955 443" draw:points="0,122 263,0 955,321 692,443">
                <text:p/>
              </draw:polygon>
              <draw:polygon draw:style-name="gr212" draw:text-style-name="P8" draw:layer="layout" svg:width="0.46cm" svg:height="0.213cm" svg:x="5.287cm" svg:y="11.343cm" svg:viewBox="0 0 461 214" draw:points="0,122 263,0 461,92 198,214">
                <text:p/>
              </draw:polygon>
              <draw:polygon draw:style-name="gr213" draw:text-style-name="P12" draw:layer="layout" svg:width="0.361cm" svg:height="0.228cm" svg:x="5.485cm" svg:y="11.434cm" svg:viewBox="0 0 362 229" draw:points="0,229 0,168 362,0 362,61">
                <text:p/>
              </draw:polygon>
              <draw:line draw:style-name="gr214" draw:text-style-name="P9" draw:layer="layout" svg:x1="4.596cm" svg:y1="11.082cm" svg:x2="5.288cm" svg:y2="11.403cm">
                <text:p/>
              </draw:line>
              <draw:line draw:style-name="gr215" draw:text-style-name="P9" draw:layer="layout" svg:x1="4.662cm" svg:y1="11.052cm" svg:x2="5.354cm" svg:y2="11.373cm">
                <text:p/>
              </draw:line>
              <draw:line draw:style-name="gr216" draw:text-style-name="P9" draw:layer="layout" svg:x1="4.728cm" svg:y1="11.022cm" svg:x2="5.42cm" svg:y2="11.343cm">
                <text:p/>
              </draw:line>
              <draw:line draw:style-name="gr217" draw:text-style-name="P9" draw:layer="layout" svg:x1="5.354cm" svg:y1="11.312cm" svg:x2="5.42cm" svg:y2="11.281cm">
                <text:p/>
              </draw:line>
              <draw:line draw:style-name="gr218" draw:text-style-name="P9" draw:layer="layout" svg:x1="5.287cm" svg:y1="11.282cm" svg:x2="5.353cm" svg:y2="11.251cm">
                <text:p/>
              </draw:line>
              <draw:line draw:style-name="gr219" draw:text-style-name="P9" draw:layer="layout" svg:x1="5.222cm" svg:y1="11.251cm" svg:x2="5.288cm" svg:y2="11.22cm">
                <text:p/>
              </draw:line>
              <draw:line draw:style-name="gr220" draw:text-style-name="P9" draw:layer="layout" svg:x1="5.255cm" svg:y1="11.328cm" svg:x2="5.321cm" svg:y2="11.297cm">
                <text:p/>
              </draw:line>
              <draw:line draw:style-name="gr221" draw:text-style-name="P9" draw:layer="layout" svg:x1="5.189cm" svg:y1="11.297cm" svg:x2="5.255cm" svg:y2="11.266cm">
                <text:p/>
              </draw:line>
              <draw:line draw:style-name="gr222" draw:text-style-name="P9" draw:layer="layout" svg:x1="5.123cm" svg:y1="11.267cm" svg:x2="5.189cm" svg:y2="11.236cm">
                <text:p/>
              </draw:line>
              <draw:line draw:style-name="gr223" draw:text-style-name="P9" draw:layer="layout" svg:x1="5.156cm" svg:y1="11.221cm" svg:x2="5.222cm" svg:y2="11.19cm">
                <text:p/>
              </draw:line>
              <draw:line draw:style-name="gr224" draw:text-style-name="P9" draw:layer="layout" svg:x1="5.057cm" svg:y1="11.236cm" svg:x2="5.123cm" svg:y2="11.205cm">
                <text:p/>
              </draw:line>
              <draw:line draw:style-name="gr225" draw:text-style-name="P9" draw:layer="layout" svg:x1="5.09cm" svg:y1="11.19cm" svg:x2="5.156cm" svg:y2="11.159cm">
                <text:p/>
              </draw:line>
              <draw:line draw:style-name="gr226" draw:text-style-name="P9" draw:layer="layout" svg:x1="5.024cm" svg:y1="11.16cm" svg:x2="5.09cm" svg:y2="11.129cm">
                <text:p/>
              </draw:line>
              <draw:line draw:style-name="gr227" draw:text-style-name="P9" draw:layer="layout" svg:x1="4.958cm" svg:y1="11.129cm" svg:x2="5.024cm" svg:y2="11.098cm">
                <text:p/>
              </draw:line>
              <draw:line draw:style-name="gr228" draw:text-style-name="P9" draw:layer="layout" svg:x1="4.991cm" svg:y1="11.205cm" svg:x2="5.057cm" svg:y2="11.174cm">
                <text:p/>
              </draw:line>
              <draw:line draw:style-name="gr229" draw:text-style-name="P9" draw:layer="layout" svg:x1="4.925cm" svg:y1="11.175cm" svg:x2="4.991cm" svg:y2="11.144cm">
                <text:p/>
              </draw:line>
              <draw:line draw:style-name="gr230" draw:text-style-name="P9" draw:layer="layout" svg:x1="4.859cm" svg:y1="11.144cm" svg:x2="4.925cm" svg:y2="11.113cm">
                <text:p/>
              </draw:line>
              <draw:line draw:style-name="gr231" draw:text-style-name="P9" draw:layer="layout" svg:x1="4.892cm" svg:y1="11.098cm" svg:x2="4.958cm" svg:y2="11.067cm">
                <text:p/>
              </draw:line>
              <draw:line draw:style-name="gr232" draw:text-style-name="P9" draw:layer="layout" svg:x1="4.793cm" svg:y1="11.113cm" svg:x2="4.859cm" svg:y2="11.082cm">
                <text:p/>
              </draw:line>
              <draw:line draw:style-name="gr233" draw:text-style-name="P9" draw:layer="layout" svg:x1="4.826cm" svg:y1="11.068cm" svg:x2="4.892cm" svg:y2="11.037cm">
                <text:p/>
              </draw:line>
              <draw:line draw:style-name="gr234" draw:text-style-name="P9" draw:layer="layout" svg:x1="4.761cm" svg:y1="11.037cm" svg:x2="4.827cm" svg:y2="11.006cm">
                <text:p/>
              </draw:line>
              <draw:line draw:style-name="gr235" draw:text-style-name="P9" draw:layer="layout" svg:x1="4.728cm" svg:y1="11.083cm" svg:x2="4.794cm" svg:y2="11.052cm">
                <text:p/>
              </draw:line>
              <draw:line draw:style-name="gr236" draw:text-style-name="P9" draw:layer="layout" svg:x1="5.156cm" svg:y1="11.343cm" svg:x2="5.222cm" svg:y2="11.312cm">
                <text:p/>
              </draw:line>
              <draw:line draw:style-name="gr237" draw:text-style-name="P9" draw:layer="layout" svg:x1="5.09cm" svg:y1="11.312cm" svg:x2="5.156cm" svg:y2="11.281cm">
                <text:p/>
              </draw:line>
              <draw:line draw:style-name="gr238" draw:text-style-name="P9" draw:layer="layout" svg:x1="5.024cm" svg:y1="11.282cm" svg:x2="5.09cm" svg:y2="11.251cm">
                <text:p/>
              </draw:line>
              <draw:line draw:style-name="gr239" draw:text-style-name="P9" draw:layer="layout" svg:x1="4.991cm" svg:y1="11.328cm" svg:x2="5.057cm" svg:y2="11.297cm">
                <text:p/>
              </draw:line>
              <draw:line draw:style-name="gr240" draw:text-style-name="P9" draw:layer="layout" svg:x1="4.925cm" svg:y1="11.297cm" svg:x2="4.991cm" svg:y2="11.266cm">
                <text:p/>
              </draw:line>
              <draw:line draw:style-name="gr241" draw:text-style-name="P9" draw:layer="layout" svg:x1="4.958cm" svg:y1="11.251cm" svg:x2="5.024cm" svg:y2="11.22cm">
                <text:p/>
              </draw:line>
              <draw:line draw:style-name="gr242" draw:text-style-name="P9" draw:layer="layout" svg:x1="4.892cm" svg:y1="11.221cm" svg:x2="4.958cm" svg:y2="11.19cm">
                <text:p/>
              </draw:line>
              <draw:line draw:style-name="gr243" draw:text-style-name="P9" draw:layer="layout" svg:x1="4.826cm" svg:y1="11.19cm" svg:x2="4.892cm" svg:y2="11.159cm">
                <text:p/>
              </draw:line>
              <draw:line draw:style-name="gr244" draw:text-style-name="P9" draw:layer="layout" svg:x1="4.761cm" svg:y1="11.16cm" svg:x2="4.827cm" svg:y2="11.129cm">
                <text:p/>
              </draw:line>
              <draw:line draw:style-name="gr245" draw:text-style-name="P9" draw:layer="layout" svg:x1="4.662cm" svg:y1="11.175cm" svg:x2="4.728cm" svg:y2="11.144cm">
                <text:p/>
              </draw:line>
              <draw:line draw:style-name="gr246" draw:text-style-name="P9" draw:layer="layout" svg:x1="4.694cm" svg:y1="11.129cm" svg:x2="4.76cm" svg:y2="11.098cm">
                <text:p/>
              </draw:line>
              <draw:line draw:style-name="gr247" draw:text-style-name="P9" draw:layer="layout" svg:x1="4.596cm" svg:y1="11.144cm" svg:x2="4.662cm" svg:y2="11.113cm">
                <text:p/>
              </draw:line>
              <draw:line draw:style-name="gr248" draw:text-style-name="P9" draw:layer="layout" svg:x1="5.123cm" svg:y1="11.389cm" svg:x2="5.189cm" svg:y2="11.358cm">
                <text:p/>
              </draw:line>
              <draw:line draw:style-name="gr249" draw:text-style-name="P9" draw:layer="layout" svg:x1="5.057cm" svg:y1="11.358cm" svg:x2="5.123cm" svg:y2="11.327cm">
                <text:p/>
              </draw:line>
              <draw:line draw:style-name="gr250" draw:text-style-name="P9" draw:layer="layout" svg:x1="5.354cm" svg:y1="11.495cm" svg:x2="5.617cm" svg:y2="11.373cm">
                <text:p/>
              </draw:line>
              <draw:line draw:style-name="gr251" draw:text-style-name="P9" draw:layer="layout" svg:x1="5.42cm" svg:y1="11.526cm" svg:x2="5.683cm" svg:y2="11.404cm">
                <text:p/>
              </draw:line>
              <draw:line draw:style-name="gr252" draw:text-style-name="P9" draw:layer="layout" svg:x1="5.485cm" svg:y1="11.373cm" svg:x2="5.683cm" svg:y2="11.465cm">
                <text:p/>
              </draw:line>
              <draw:line draw:style-name="gr253" draw:text-style-name="P9" draw:layer="layout" svg:x1="5.42cm" svg:y1="11.404cm" svg:x2="5.618cm" svg:y2="11.496cm">
                <text:p/>
              </draw:line>
              <draw:line draw:style-name="gr254" draw:text-style-name="P9" draw:layer="layout" svg:x1="5.354cm" svg:y1="11.434cm" svg:x2="5.486cm" svg:y2="11.495cm">
                <text:p/>
              </draw:line>
              <draw:polygon draw:style-name="gr255" draw:text-style-name="P10" draw:layer="layout" svg:width="1.053cm" svg:height="0.55cm" svg:x="4.431cm" svg:y="11.113cm" svg:viewBox="0 0 1054 551" draw:points="0,61 0,0 1054,490 1054,551">
                <text:p/>
              </draw:polygon>
              <draw:polygon draw:style-name="gr256" draw:text-style-name="P6" draw:layer="layout" svg:width="1.416cm" svg:height="0.718cm" svg:x="4.431cm" svg:y="10.945cm" svg:viewBox="0 0 1417 719" draw:points="362,0 1417,490 1417,551 1054,719 0,229 0,168">
                <text:p/>
              </draw:polygon>
            </draw:g>
          </draw:g>
        </draw:g>
        <draw:frame draw:style-name="gr257" draw:text-style-name="P14" draw:layer="layout" svg:width="2.639cm" svg:height="1.017cm" svg:x="2.05cm" svg:y="3.867cm">
          <draw:text-box>
            <text:p text:style-name="P13"><text:span text:style-name="T1">Client1</text:span></text:p>
          </draw:text-box>
        </draw:frame>
        <draw:frame draw:style-name="gr257" draw:text-style-name="P14" draw:layer="layout" svg:width="2.639cm" svg:height="1.017cm" svg:x="2.051cm" svg:y="5.968cm">
          <draw:text-box>
            <text:p text:style-name="P13"><text:span text:style-name="T1">Client2</text:span></text:p>
          </draw:text-box>
        </draw:frame>
        <draw:frame draw:style-name="gr258" draw:text-style-name="P14" draw:layer="layout" svg:width="3.037cm" svg:height="1.166cm" svg:x="1.888cm" svg:y="10.085cm">
          <draw:text-box>
            <text:p text:style-name="P13"><text:span text:style-name="T1">Client(n)</text:span></text:p>
          </draw:text-box>
        </draw:frame>
        <draw:frame draw:style-name="gr259" draw:text-style-name="P16" draw:layer="layout" svg:width="0.559cm" svg:height="2.384cm" svg:x="5.053cm" svg:y="7.408cm">
          <draw:text-box>
            <text:p text:style-name="P15"><text:span text:style-name="T2">.</text:span></text:p>
            <text:p text:style-name="P15"><text:span text:style-name="T2">.</text:span></text:p>
            <text:p text:style-name="P15"><text:span text:style-name="T2">.</text:span></text:p>
          </draw:text-box>
        </draw:frame>
        <draw:g xml:id="id1" draw:id="id1">
          <draw:glue-point draw:id="4" svg:x="-4.473cm" svg:y="-1.29cm"/>
          <draw:glue-point draw:id="5" svg:x="-4.122cm" svg:y="-0.967cm"/>
          <draw:glue-point draw:id="6" svg:x="-3.771cm" svg:y="-0.483cm"/>
          <draw:glue-point draw:id="7" svg:x="-4.122cm" svg:y="-0.806cm"/>
          <draw:glue-point draw:id="8" svg:x="-4.473cm" svg:y="-1.129cm"/>
          <draw:glue-point draw:id="9" svg:x="-4.473cm" svg:y="-1.129cm"/>
          <draw:glue-point draw:id="10" svg:x="-3.42cm" svg:y="-0.161cm"/>
          <draw:glue-point draw:id="11" svg:x="-2.894cm" svg:y="0.322cm"/>
          <draw:glue-point draw:id="12" svg:x="-2.543cm" svg:y="0.645cm"/>
          <draw:glue-point draw:id="13" svg:x="-2.192cm" svg:y="0.967cm"/>
          <draw:glue-point draw:id="14" svg:x="-1.841cm" svg:y="1.29cm"/>
          <draw:glue-point draw:id="15" svg:x="-1.315cm" svg:y="1.774cm"/>
          <draw:glue-point draw:id="16" svg:x="-0.964cm" svg:y="2.096cm"/>
          <draw:glue-point draw:id="17" svg:x="-0.613cm" svg:y="2.419cm"/>
          <draw:glue-point draw:id="18" svg:x="-0.262cm" svg:y="2.741cm"/>
          <draw:glue-point draw:id="19" svg:x="-2.017cm" svg:y="-5cm"/>
          <draw:glue-point draw:id="20" svg:x="4.123cm" svg:y="1.451cm"/>
          <draw:glue-point draw:id="21" svg:x="-4.999cm" svg:y="-2.096cm"/>
          <draw:glue-point draw:id="22" svg:x="-2.017cm" svg:y="1.451cm"/>
          <draw:glue-point draw:id="23" svg:x="0.789cm" svg:y="-2.419cm"/>
          <draw:glue-point draw:id="24" svg:x="-3.245cm" svg:y="-3.87cm"/>
          <draw:glue-point draw:id="25" svg:x="3.07cm" svg:y="3.225cm"/>
          <draw:glue-point draw:id="26" svg:x="4.123cm" svg:y="0.645cm"/>
          <draw:path draw:style-name="gr260" draw:text-style-name="P2" draw:layer="layout" svg:width="1.596cm" svg:height="1.154cm" svg:x="10.82cm" svg:y="3.505cm" svg:viewBox="0 0 1597 1155" svg:d="M0 1155c241 0 1597-403 1597-654s-636-501-877-501c0 150-720 955-720 1155z">
            <text:p/>
          </draw:path>
          <draw:g>
            <draw:polygon draw:style-name="gr261" draw:text-style-name="P10" draw:layer="layout" svg:width="3.07cm" svg:height="2.254cm" svg:x="7.591cm" svg:y="2.403cm" svg:viewBox="0 0 3071 2255" draw:points="0,501 0,0 3071,1754 3071,2255">
              <text:p/>
            </draw:polygon>
            <draw:polygon draw:style-name="gr262" draw:text-style-name="P17" draw:layer="layout" svg:width="1.315cm" svg:height="1.252cm" svg:x="10.663cm" svg:y="3.405cm" svg:viewBox="0 0 1316 1253" draw:points="0,1253 0,752 1316,0 1316,501">
              <text:p/>
            </draw:polygon>
            <draw:polygon draw:style-name="gr263" draw:text-style-name="P11" draw:layer="layout" svg:width="4.386cm" svg:height="2.505cm" svg:x="7.591cm" svg:y="1.651cm" svg:viewBox="0 0 4387 2506" draw:points="3071,2506 0,752 1316,0 4387,1754">
              <text:p/>
            </draw:polygon>
            <draw:polygon draw:style-name="gr264" draw:text-style-name="P10" draw:layer="layout" svg:width="0.174cm" svg:height="0.6cm" svg:x="7.416cm" svg:y="2.302cm" svg:viewBox="0 0 175 601" draw:points="0,501 0,0 175,101 175,601">
              <text:p/>
            </draw:polygon>
            <draw:polygon draw:style-name="gr265" draw:text-style-name="P10" draw:layer="layout" svg:width="0.174cm" svg:height="0.6cm" svg:x="10.663cm" svg:y="4.157cm" svg:viewBox="0 0 175 601" draw:points="0,501 0,0 175,101 175,601">
              <text:p/>
            </draw:polygon>
            <draw:polygon draw:style-name="gr266" draw:text-style-name="P6" draw:layer="layout" svg:width="4.561cm" svg:height="3.106cm" svg:x="7.416cm" svg:y="1.651cm" svg:viewBox="0 0 4562 3107" draw:points="0,1153 0,651 175,752 1491,0 4562,1754 4562,2255 3422,2907 3422,3107">
              <text:p/>
            </draw:polygon>
            <draw:polygon draw:style-name="gr267" draw:text-style-name="P18" draw:layer="layout" svg:width="0.087cm" svg:height="0.149cm" svg:x="9.083cm" svg:y="3.505cm" svg:viewBox="0 0 88 150" draw:points="0,101 0,0 88,50 88,150">
              <text:p/>
            </draw:polygon>
            <draw:polygon draw:style-name="gr268" draw:text-style-name="P19" draw:layer="layout" svg:width="1.139cm" svg:height="1.001cm" svg:x="9.346cm" svg:y="3.505cm" svg:viewBox="0 0 1140 1002" draw:points="0,351 0,0 1140,651 1140,1002">
              <text:p/>
            </draw:polygon>
            <draw:polygon draw:style-name="gr269" draw:text-style-name="P18" draw:layer="layout" svg:width="0.174cm" svg:height="0.199cm" svg:x="10.224cm" svg:y="4.057cm" svg:viewBox="0 0 175 200" draw:points="0,101 0,0 175,101 175,200">
              <text:p/>
            </draw:polygon>
            <draw:polygon draw:style-name="gr270" draw:text-style-name="P18" draw:layer="layout" svg:width="0.174cm" svg:height="0.199cm" svg:x="10.224cm" svg:y="4.207cm" svg:viewBox="0 0 175 200" draw:points="0,101 0,0 175,101 175,200">
              <text:p/>
            </draw:polygon>
            <draw:polygon draw:style-name="gr271" draw:text-style-name="P18" draw:layer="layout" svg:width="0.174cm" svg:height="0.199cm" svg:x="9.961cm" svg:y="3.906cm" svg:viewBox="0 0 175 200" draw:points="0,101 0,0 175,101 175,200">
              <text:p/>
            </draw:polygon>
            <draw:polygon draw:style-name="gr272" draw:text-style-name="P18" draw:layer="layout" svg:width="0.174cm" svg:height="0.199cm" svg:x="9.961cm" svg:y="4.057cm" svg:viewBox="0 0 175 200" draw:points="0,101 0,0 175,101 175,200">
              <text:p/>
            </draw:polygon>
            <draw:polygon draw:style-name="gr273" draw:text-style-name="P18" draw:layer="layout" svg:width="0.174cm" svg:height="0.199cm" svg:x="9.434cm" svg:y="3.605cm" svg:viewBox="0 0 175 200" draw:points="0,101 0,0 175,101 175,200">
              <text:p/>
            </draw:polygon>
            <draw:polygon draw:style-name="gr274" draw:text-style-name="P18" draw:layer="layout" svg:width="0.174cm" svg:height="0.199cm" svg:x="9.434cm" svg:y="3.756cm" svg:viewBox="0 0 175 200" draw:points="0,101 0,0 175,101 175,200">
              <text:p/>
            </draw:polygon>
            <draw:polygon draw:style-name="gr275" draw:text-style-name="P18" draw:layer="layout" svg:width="0.174cm" svg:height="0.199cm" svg:x="9.698cm" svg:y="3.756cm" svg:viewBox="0 0 175 200" draw:points="0,101 0,0 175,101 175,200">
              <text:p/>
            </draw:polygon>
            <draw:polygon draw:style-name="gr276" draw:text-style-name="P18" draw:layer="layout" svg:width="0.174cm" svg:height="0.199cm" svg:x="9.698cm" svg:y="3.906cm" svg:viewBox="0 0 175 200" draw:points="0,101 0,0 175,101 175,200">
              <text:p/>
            </draw:polygon>
            <draw:polygon draw:style-name="gr277" draw:text-style-name="P19" draw:layer="layout" svg:width="1.139cm" svg:height="1.001cm" svg:x="7.767cm" svg:y="2.603cm" svg:viewBox="0 0 1140 1002" draw:points="0,351 0,0 1140,651 1140,1002">
              <text:p/>
            </draw:polygon>
            <draw:polygon draw:style-name="gr278" draw:text-style-name="P18" draw:layer="layout" svg:width="0.174cm" svg:height="0.199cm" svg:x="8.644cm" svg:y="3.155cm" svg:viewBox="0 0 175 200" draw:points="0,101 0,0 175,101 175,200">
              <text:p/>
            </draw:polygon>
            <draw:polygon draw:style-name="gr279" draw:text-style-name="P18" draw:layer="layout" svg:width="0.174cm" svg:height="0.199cm" svg:x="8.644cm" svg:y="3.305cm" svg:viewBox="0 0 175 200" draw:points="0,101 0,0 175,101 175,200">
              <text:p/>
            </draw:polygon>
            <draw:polygon draw:style-name="gr280" draw:text-style-name="P18" draw:layer="layout" svg:width="0.174cm" svg:height="0.199cm" svg:x="8.381cm" svg:y="3.004cm" svg:viewBox="0 0 175 200" draw:points="0,101 0,0 175,101 175,200">
              <text:p/>
            </draw:polygon>
            <draw:polygon draw:style-name="gr281" draw:text-style-name="P18" draw:layer="layout" svg:width="0.174cm" svg:height="0.199cm" svg:x="8.381cm" svg:y="3.155cm" svg:viewBox="0 0 175 200" draw:points="0,101 0,0 175,101 175,200">
              <text:p/>
            </draw:polygon>
            <draw:polygon draw:style-name="gr282" draw:text-style-name="P18" draw:layer="layout" svg:width="0.174cm" svg:height="0.199cm" svg:x="7.855cm" svg:y="2.704cm" svg:viewBox="0 0 175 200" draw:points="0,101 0,0 175,101 175,200">
              <text:p/>
            </draw:polygon>
            <draw:polygon draw:style-name="gr283" draw:text-style-name="P18" draw:layer="layout" svg:width="0.174cm" svg:height="0.199cm" svg:x="7.855cm" svg:y="2.854cm" svg:viewBox="0 0 175 200" draw:points="0,101 0,0 175,101 175,200">
              <text:p/>
            </draw:polygon>
            <draw:polygon draw:style-name="gr284" draw:text-style-name="P18" draw:layer="layout" svg:width="0.174cm" svg:height="0.199cm" svg:x="8.118cm" svg:y="2.854cm" svg:viewBox="0 0 175 200" draw:points="0,101 0,0 175,101 175,200">
              <text:p/>
            </draw:polygon>
            <draw:polygon draw:style-name="gr285" draw:text-style-name="P18" draw:layer="layout" svg:width="0.174cm" svg:height="0.199cm" svg:x="8.118cm" svg:y="3.004cm" svg:viewBox="0 0 175 200" draw:points="0,101 0,0 175,101 175,200">
              <text:p/>
            </draw:polygon>
          </draw:g>
        </draw:g>
        <draw:connector draw:style-name="gr286" draw:text-style-name="P1" draw:layer="layout" svg:x1="9.916cm" svg:y1="4.758cm" svg:x2="12.053cm" svg:y2="6.241cm" draw:start-shape="id1" draw:start-glue-point="2" draw:end-shape="id2" draw:end-glue-point="0" svg:d="M9916 4758v742h2137v741" svg:viewBox="0 0 2138 1484">
          <text:p/>
        </draw:connector>
        <draw:connector draw:style-name="gr286" draw:text-style-name="P1" draw:layer="layout" svg:x1="9.916cm" svg:y1="4.758cm" svg:x2="6.277cm" svg:y2="4.539cm" draw:start-shape="id1" draw:start-glue-point="2" draw:end-shape="id3" draw:end-glue-point="1" svg:d="M9916 4758v521h-3069v-740h-570" svg:viewBox="0 0 3640 741">
          <text:p/>
        </draw:connector>
        <draw:connector draw:style-name="gr286" draw:text-style-name="P1" draw:layer="layout" svg:x1="9.916cm" svg:y1="4.758cm" svg:x2="6.276cm" svg:y2="6.638cm" draw:start-shape="id1" draw:start-glue-point="2" draw:end-shape="id4" svg:d="M9916 4758v1880h-3640" svg:viewBox="0 0 3641 1881">
          <text:p/>
        </draw:connector>
        <draw:connector draw:style-name="gr286" draw:text-style-name="P1" draw:layer="layout" svg:x1="9.916cm" svg:y1="4.758cm" svg:x2="6.276cm" svg:y2="10.838cm" draw:start-shape="id1" draw:start-glue-point="2" draw:end-shape="id5" draw:end-glue-point="1" svg:d="M9916 4758v6080h-3640" svg:viewBox="0 0 3641 6081">
          <text:p/>
        </draw:connector>
        <draw:connector draw:style-name="gr287" draw:text-style-name="P1" draw:layer="layout" svg:x1="12.417cm" svg:y1="3.204cm" svg:x2="14.286cm" svg:y2="2.95cm" draw:start-shape="id1" draw:start-glue-point="1" draw:end-shape="id6" draw:end-glue-point="3" svg:d="M12417 3204h925v-254h944" svg:viewBox="0 0 1870 255">
          <text:p/>
        </draw:connector>
        <draw:custom-shape draw:style-name="gr288" draw:text-style-name="P21" draw:layer="layout" svg:width="12.339cm" svg:height="12.822cm" svg:x="1.705cm" svg:y="1.043cm">
          <text:p text:style-name="P20">Labor <text:span text:style-name="T3">(</text:span><text:span text:style-name="T3">a</text:span><text:span text:style-name="T3">ll</text:span><text:span text:style-name="T3">e </text:span><text:span text:style-name="T3">P</text:span><text:span text:style-name="T3">C</text:span><text:span text:style-name="T3"> </text:span><text:span text:style-name="T3">i</text:span><text:span text:style-name="T3">n</text:span><text:span text:style-name="T3"> </text:span><text:span text:style-name="T3">g</text:span><text:span text:style-name="T3">l</text:span><text:span text:style-name="T3">e</text:span><text:span text:style-name="T3">i</text:span><text:span text:style-name="T3">c</text:span><text:span text:style-name="T3">h</text:span><text:span text:style-name="T3">e</text:span><text:span text:style-name="T3">n</text:span><text:span text:style-name="T3"> </text:span><text:span text:style-name="T3">S</text:span><text:span text:style-name="T3">u</text:span><text:span text:style-name="T3">b</text:span><text:span text:style-name="T3">n</text:span><text:span text:style-name="T3">e</text:span><text:span text:style-name="T3">t</text:span><text:span text:style-name="T3">z</text:span><text:span text:style-name="T3">)</text:span></text:p>
          <draw:enhanced-geometry svg:viewBox="0 0 21600 21600" draw:mirror-horizontal="false" draw:mirror-vertical="false" draw:type="rectangle" draw:enhanced-path="M 0 0 L 21600 0 21600 21600 0 21600 0 0 Z N"/>
        </draw:custom-shape>
        <draw:frame draw:style-name="gr258" draw:text-style-name="P14" draw:layer="layout" svg:width="3.037cm" svg:height="1.166cm" svg:x="10.753cm" svg:y="10.823cm">
          <draw:text-box>
            <text:p text:style-name="P13"><text:span text:style-name="T1">Dozent</text:span></text:p>
          </draw:text-box>
        </draw:frame>
        <draw:frame draw:style-name="gr289" draw:text-style-name="P23" draw:layer="layout" svg:width="5.015cm" svg:height="1.673cm" svg:x="14.466cm" svg:y="12.601cm">
          <draw:text-box>
            <text:p text:style-name="P22"><text:span text:style-name="T4">WISS-LB-Share-Replica</text:span></text:p>
          </draw:text-box>
        </draw:frame>
        <draw:custom-shape draw:style-name="gr290" draw:text-style-name="P21" draw:layer="layout" svg:width="18.546cm" svg:height="14.521cm" svg:x="1.12cm" svg:y="0.743cm">
          <text:p text:style-name="P20">Standort</text:p>
          <draw:enhanced-geometry svg:viewBox="0 0 21600 21600" draw:type="rectangle" draw:enhanced-path="M 0 0 L 21600 0 21600 21600 0 21600 0 0 Z N"/>
        </draw:custom-shape>
        <draw:g xml:id="id6" draw:id="id6">
          <draw:glue-point draw:id="4" svg:x="-4.473cm" svg:y="-1.29cm"/>
          <draw:glue-point draw:id="5" svg:x="-4.122cm" svg:y="-0.967cm"/>
          <draw:glue-point draw:id="6" svg:x="-3.771cm" svg:y="-0.483cm"/>
          <draw:glue-point draw:id="7" svg:x="-4.122cm" svg:y="-0.806cm"/>
          <draw:glue-point draw:id="8" svg:x="-4.473cm" svg:y="-1.129cm"/>
          <draw:glue-point draw:id="9" svg:x="-4.473cm" svg:y="-1.129cm"/>
          <draw:glue-point draw:id="10" svg:x="-3.42cm" svg:y="-0.161cm"/>
          <draw:glue-point draw:id="11" svg:x="-2.894cm" svg:y="0.322cm"/>
          <draw:glue-point draw:id="12" svg:x="-2.543cm" svg:y="0.645cm"/>
          <draw:glue-point draw:id="13" svg:x="-2.192cm" svg:y="0.967cm"/>
          <draw:glue-point draw:id="14" svg:x="-1.841cm" svg:y="1.29cm"/>
          <draw:glue-point draw:id="15" svg:x="-1.315cm" svg:y="1.774cm"/>
          <draw:glue-point draw:id="16" svg:x="-0.964cm" svg:y="2.096cm"/>
          <draw:glue-point draw:id="17" svg:x="-0.613cm" svg:y="2.419cm"/>
          <draw:glue-point draw:id="18" svg:x="-0.262cm" svg:y="2.741cm"/>
          <draw:glue-point draw:id="19" svg:x="-2.017cm" svg:y="-5cm"/>
          <draw:glue-point draw:id="20" svg:x="4.123cm" svg:y="1.451cm"/>
          <draw:glue-point draw:id="21" svg:x="-4.999cm" svg:y="-2.096cm"/>
          <draw:glue-point draw:id="22" svg:x="-2.017cm" svg:y="1.451cm"/>
          <draw:glue-point draw:id="23" svg:x="0.789cm" svg:y="-2.419cm"/>
          <draw:glue-point draw:id="24" svg:x="-3.245cm" svg:y="-3.87cm"/>
          <draw:glue-point draw:id="25" svg:x="3.07cm" svg:y="3.225cm"/>
          <draw:glue-point draw:id="26" svg:x="4.123cm" svg:y="0.645cm"/>
          <draw:path draw:style-name="gr291" draw:text-style-name="P2" draw:layer="layout" svg:width="1.596cm" svg:height="1.154cm" svg:x="17.69cm" svg:y="3.251cm" svg:viewBox="0 0 1597 1155" svg:d="M0 1155c241 0 1597-403 1597-654s-636-501-877-501c0 150-720 955-720 1155z">
            <text:p/>
          </draw:path>
          <draw:g>
            <draw:polygon draw:style-name="gr292" draw:text-style-name="P10" draw:layer="layout" svg:width="3.07cm" svg:height="2.254cm" svg:x="14.461cm" svg:y="2.149cm" svg:viewBox="0 0 3071 2255" draw:points="0,501 0,0 3071,1754 3071,2255">
              <text:p/>
            </draw:polygon>
            <draw:polygon draw:style-name="gr293" draw:text-style-name="P17" draw:layer="layout" svg:width="1.315cm" svg:height="1.252cm" svg:x="17.533cm" svg:y="3.151cm" svg:viewBox="0 0 1316 1253" draw:points="0,1253 0,752 1316,0 1316,501">
              <text:p/>
            </draw:polygon>
            <draw:polygon draw:style-name="gr294" draw:text-style-name="P11" draw:layer="layout" svg:width="4.386cm" svg:height="2.505cm" svg:x="14.461cm" svg:y="1.397cm" svg:viewBox="0 0 4387 2506" draw:points="3071,2506 0,752 1316,0 4387,1754">
              <text:p/>
            </draw:polygon>
            <draw:polygon draw:style-name="gr295" draw:text-style-name="P10" draw:layer="layout" svg:width="0.174cm" svg:height="0.6cm" svg:x="14.286cm" svg:y="2.048cm" svg:viewBox="0 0 175 601" draw:points="0,501 0,0 175,101 175,601">
              <text:p/>
            </draw:polygon>
            <draw:polygon draw:style-name="gr296" draw:text-style-name="P10" draw:layer="layout" svg:width="0.174cm" svg:height="0.6cm" svg:x="17.533cm" svg:y="3.903cm" svg:viewBox="0 0 175 601" draw:points="0,501 0,0 175,101 175,601">
              <text:p/>
            </draw:polygon>
            <draw:polygon draw:style-name="gr297" draw:text-style-name="P6" draw:layer="layout" svg:width="4.561cm" svg:height="3.106cm" svg:x="14.286cm" svg:y="1.397cm" svg:viewBox="0 0 4562 3107" draw:points="0,1153 0,651 175,752 1491,0 4562,1754 4562,2255 3422,2907 3422,3107">
              <text:p/>
            </draw:polygon>
            <draw:polygon draw:style-name="gr298" draw:text-style-name="P18" draw:layer="layout" svg:width="0.087cm" svg:height="0.149cm" svg:x="15.953cm" svg:y="3.251cm" svg:viewBox="0 0 88 150" draw:points="0,101 0,0 88,50 88,150">
              <text:p/>
            </draw:polygon>
            <draw:polygon draw:style-name="gr299" draw:text-style-name="P19" draw:layer="layout" svg:width="1.139cm" svg:height="1.001cm" svg:x="16.216cm" svg:y="3.251cm" svg:viewBox="0 0 1140 1002" draw:points="0,351 0,0 1140,651 1140,1002">
              <text:p/>
            </draw:polygon>
            <draw:polygon draw:style-name="gr300" draw:text-style-name="P18" draw:layer="layout" svg:width="0.174cm" svg:height="0.199cm" svg:x="17.094cm" svg:y="3.803cm" svg:viewBox="0 0 175 200" draw:points="0,101 0,0 175,101 175,200">
              <text:p/>
            </draw:polygon>
            <draw:polygon draw:style-name="gr301" draw:text-style-name="P18" draw:layer="layout" svg:width="0.174cm" svg:height="0.199cm" svg:x="17.094cm" svg:y="3.953cm" svg:viewBox="0 0 175 200" draw:points="0,101 0,0 175,101 175,200">
              <text:p/>
            </draw:polygon>
            <draw:polygon draw:style-name="gr302" draw:text-style-name="P18" draw:layer="layout" svg:width="0.174cm" svg:height="0.199cm" svg:x="16.831cm" svg:y="3.652cm" svg:viewBox="0 0 175 200" draw:points="0,101 0,0 175,101 175,200">
              <text:p/>
            </draw:polygon>
            <draw:polygon draw:style-name="gr303" draw:text-style-name="P18" draw:layer="layout" svg:width="0.174cm" svg:height="0.199cm" svg:x="16.831cm" svg:y="3.803cm" svg:viewBox="0 0 175 200" draw:points="0,101 0,0 175,101 175,200">
              <text:p/>
            </draw:polygon>
            <draw:polygon draw:style-name="gr304" draw:text-style-name="P18" draw:layer="layout" svg:width="0.174cm" svg:height="0.199cm" svg:x="16.304cm" svg:y="3.351cm" svg:viewBox="0 0 175 200" draw:points="0,101 0,0 175,101 175,200">
              <text:p/>
            </draw:polygon>
            <draw:polygon draw:style-name="gr305" draw:text-style-name="P18" draw:layer="layout" svg:width="0.174cm" svg:height="0.199cm" svg:x="16.304cm" svg:y="3.502cm" svg:viewBox="0 0 175 200" draw:points="0,101 0,0 175,101 175,200">
              <text:p/>
            </draw:polygon>
            <draw:polygon draw:style-name="gr306" draw:text-style-name="P18" draw:layer="layout" svg:width="0.174cm" svg:height="0.199cm" svg:x="16.568cm" svg:y="3.502cm" svg:viewBox="0 0 175 200" draw:points="0,101 0,0 175,101 175,200">
              <text:p/>
            </draw:polygon>
            <draw:polygon draw:style-name="gr307" draw:text-style-name="P18" draw:layer="layout" svg:width="0.174cm" svg:height="0.199cm" svg:x="16.568cm" svg:y="3.652cm" svg:viewBox="0 0 175 200" draw:points="0,101 0,0 175,101 175,200">
              <text:p/>
            </draw:polygon>
            <draw:polygon draw:style-name="gr308" draw:text-style-name="P19" draw:layer="layout" svg:width="1.139cm" svg:height="1.001cm" svg:x="14.637cm" svg:y="2.349cm" svg:viewBox="0 0 1140 1002" draw:points="0,351 0,0 1140,651 1140,1002">
              <text:p/>
            </draw:polygon>
            <draw:polygon draw:style-name="gr309" draw:text-style-name="P18" draw:layer="layout" svg:width="0.174cm" svg:height="0.199cm" svg:x="15.514cm" svg:y="2.901cm" svg:viewBox="0 0 175 200" draw:points="0,101 0,0 175,101 175,200">
              <text:p/>
            </draw:polygon>
            <draw:polygon draw:style-name="gr310" draw:text-style-name="P18" draw:layer="layout" svg:width="0.174cm" svg:height="0.199cm" svg:x="15.514cm" svg:y="3.051cm" svg:viewBox="0 0 175 200" draw:points="0,101 0,0 175,101 175,200">
              <text:p/>
            </draw:polygon>
            <draw:polygon draw:style-name="gr311" draw:text-style-name="P18" draw:layer="layout" svg:width="0.174cm" svg:height="0.199cm" svg:x="15.251cm" svg:y="2.75cm" svg:viewBox="0 0 175 200" draw:points="0,101 0,0 175,101 175,200">
              <text:p/>
            </draw:polygon>
            <draw:polygon draw:style-name="gr312" draw:text-style-name="P18" draw:layer="layout" svg:width="0.174cm" svg:height="0.199cm" svg:x="15.251cm" svg:y="2.901cm" svg:viewBox="0 0 175 200" draw:points="0,101 0,0 175,101 175,200">
              <text:p/>
            </draw:polygon>
            <draw:polygon draw:style-name="gr313" draw:text-style-name="P18" draw:layer="layout" svg:width="0.174cm" svg:height="0.199cm" svg:x="14.725cm" svg:y="2.45cm" svg:viewBox="0 0 175 200" draw:points="0,101 0,0 175,101 175,200">
              <text:p/>
            </draw:polygon>
            <draw:polygon draw:style-name="gr314" draw:text-style-name="P18" draw:layer="layout" svg:width="0.174cm" svg:height="0.199cm" svg:x="14.725cm" svg:y="2.6cm" svg:viewBox="0 0 175 200" draw:points="0,101 0,0 175,101 175,200">
              <text:p/>
            </draw:polygon>
            <draw:polygon draw:style-name="gr315" draw:text-style-name="P18" draw:layer="layout" svg:width="0.174cm" svg:height="0.199cm" svg:x="14.988cm" svg:y="2.6cm" svg:viewBox="0 0 175 200" draw:points="0,101 0,0 175,101 175,200">
              <text:p/>
            </draw:polygon>
            <draw:polygon draw:style-name="gr316" draw:text-style-name="P18" draw:layer="layout" svg:width="0.174cm" svg:height="0.199cm" svg:x="14.988cm" svg:y="2.75cm" svg:viewBox="0 0 175 200" draw:points="0,101 0,0 175,101 175,200">
              <text:p/>
            </draw:polygon>
          </draw:g>
        </draw:g>
        <draw:frame draw:style-name="gr317" draw:text-style-name="P24" xml:id="id7" draw:id="id7" draw:layer="layout" svg:width="2.353cm" svg:height="5.155cm" svg:x="21.91cm" svg:y="7.148cm">
          <draw:image xlink:href="Pictures/10000201000000A300000165BB92811497BA027F.png" xlink:type="simple" xlink:show="embed" xlink:actuate="onLoad">
            <text:p/>
          </draw:image>
        </draw:frame>
        <draw:frame draw:style-name="gr289" draw:text-style-name="P26" draw:layer="layout" svg:width="5.015cm" svg:height="1.673cm" svg:x="20.423cm" svg:y="12.601cm">
          <draw:text-box>
            <text:p text:style-name="P25"><text:span text:style-name="T5">WISS-LB-Share-Master</text:span></text:p>
          </draw:text-box>
        </draw:frame>
        <draw:connector draw:style-name="gr318" draw:text-style-name="P1" draw:layer="layout" svg:x1="19.287cm" svg:y1="2.95cm" svg:x2="23.086cm" svg:y2="7.148cm" draw:start-shape="id6" draw:start-glue-point="1" draw:end-shape="id7" draw:end-glue-point="0" svg:d="M19287 2950h3799v4198" svg:viewBox="0 0 3800 4199">
          <text:p/>
        </draw:connector>
        <draw:custom-shape draw:style-name="gr319" draw:text-style-name="P21" draw:layer="layout" svg:width="5.19cm" svg:height="10.336cm" svg:x="20.328cm" svg:y="4.826cm">
          <text:p text:style-name="P20">Zürich</text:p>
          <draw:enhanced-geometry svg:viewBox="0 0 21600 21600" draw:type="rectangle" draw:enhanced-path="M 0 0 L 21600 0 21600 21600 0 21600 0 0 Z N"/>
        </draw:custom-shape>
        <draw:custom-shape draw:style-name="gr320" draw:text-style-name="P27" draw:layer="layout" svg:width="4.987cm" svg:height="2.29cm" svg:x="20.76cm" svg:y="1.8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87" draw:text-style-name="P1" draw:layer="layout" svg:x1="16.786cm" svg:y1="4.504cm" svg:x2="16.801cm" svg:y2="7.148cm" draw:start-shape="id6" draw:start-glue-point="2" draw:end-shape="id8" draw:end-glue-point="0" svg:d="M16786 4504v1333h15v1311" svg:viewBox="0 0 16 2645">
          <text:p/>
        </draw:connector>
        <draw:custom-shape draw:style-name="gr321" draw:text-style-name="P28" draw:layer="layout" svg:width="2.973cm" svg:height="5.453cm" svg:x="21.656cm" svg:y="7.148cm">
          <text:p/>
          <draw:enhanced-geometry svg:viewBox="0 0 21600 21600" draw:type="rectangle" draw:enhanced-path="M 0 0 L 21600 0 21600 21600 0 21600 0 0 Z N"/>
        </draw:custom-shape>
        <presentation:notes draw:style-name="dp2">
          <draw:page-thumbnail draw:style-name="gr322" draw:layer="layout" svg:width="19.798cm" svg:height="11.136cm" svg:x="0.6cm" svg:y="2.257cm" draw:page-number="1" presentation:class="page"/>
          <draw:frame presentation:style-name="pr1" draw:text-style-name="P2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Light_20_Blue_20_Linear_20_L" draw:display-name="Light Blue Linear L" draw:style="linear" draw:start-color="#93d4f0" draw:end-color="#e9f6fc" draw:start-intensity="100%" draw:end-intensity="100%" draw:angle="9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ar" style:country-complex="SA"/>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ven Schirmer</meta:initial-creator>
    <meta:creation-date>2019-01-22T08:04:35.007656326</meta:creation-date>
    <dc:date>2019-01-22T08:40:11.982522392</dc:date>
    <dc:creator>Sven Schirmer</dc:creator>
    <meta:editing-duration>PT35M38S</meta:editing-duration>
    <meta:editing-cycles>7</meta:editing-cycles>
    <meta:generator>LibreOffice/6.0.7.3$Linux_X86_64 LibreOffice_project/00m0$Build-3</meta:generator>
    <meta:document-statistic meta:object-count="383"/>
  </office:meta>
</office:document-meta>
</file>